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imetype" manifest:media-type=""/>
</manifest:manifest>
</file>

<file path=content.xml><?xml version="1.0" encoding="utf-8"?>
<office:document-content xmlns:fo="urn:oasis:names:tc:opendocument:xmlns:xsl-fo-compatib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>
          <table:table-cell office:value-type="string" office:string-value="sci">
            <text:p>sci</text:p>
          </table:table-cell>
          <table:table-cell office:value-type="string">
            <text:p>floraveg</text:p>
          </table:table-cell>
          <table:table-cell office:value-type="string">
            <text:p>MBG</text:p>
          </table:table-cell>
          <table:table-cell office:value-type="string" office:string-value="floraweb">
            <text:p>floraweb</text:p>
          </table:table-cell>
          <table:table-cell office:value-type="string" office:string-value="infoflora">
            <text:p>infoflora</text:p>
          </table:table-cell>
          <table:table-cell office:value-type="string" office:string-value="pfaf">
            <text:p>pfaf</text:p>
          </table:table-cell>
          <table:table-cell office:value-type="string" office:string-value="greeninfo">
            <text:p>greeninfo</text:p>
          </table:table-cell>
        </table:table-row>
        <table:table-row>
          <table:table-cell office:value-type="string" office:string-value="Asteriscus maritimus">
            <text:p>Asteriscus maritim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194">
            <text:p>https://www.missouribotanicalgarden.org/PlantFinder/PlantFinderDetails.aspx?kempercode=c19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Daucus carota">
            <text:p>Daucus carota</text:p>
          </table:table-cell>
          <table:table-cell office:value-type="string" office:string-value="https://floraveg.eu/taxon/overview/Daucus%20carota">
            <text:p>https://floraveg.eu/taxon/overview/Daucus%20carota</text:p>
          </table:table-cell>
          <table:table-cell office:value-type="string" office:string-value="https://www.missouribotanicalgarden.org/PlantFinder/PlantFinderDetails.aspx?taxonid=276043&amp;isprofile=1&amp;basic=carrot">
            <text:p>https://www.missouribotanicalgarden.org/PlantFinder/PlantFinderDetails.aspx?taxonid=276043&amp;isprofile=1&amp;basic=carrot</text:p>
          </table:table-cell>
          <table:table-cell office:value-type="string" office:string-value="https://www.floraweb.de/php/taxonomie.php?taxon-id=1886">
            <text:p>https://www.floraweb.de/php/taxonomie.php?taxon-id=1886</text:p>
          </table:table-cell>
          <table:table-cell office:value-type="string" office:string-value="https://www.infoflora.ch/en/flora/daucus-carota.html">
            <text:p>https://www.infoflora.ch/en/flora/daucus-carota.html</text:p>
          </table:table-cell>
          <table:table-cell office:value-type="string" office:string-value="https://pfaf.org/user/Plant.aspx?LatinName=Daucus+carota">
            <text:p>https://pfaf.org/user/Plant.aspx?LatinName=Daucus+carota</text:p>
          </table:table-cell>
          <table:table-cell office:value-type="string">
            <text:p/>
          </table:table-cell>
        </table:table-row>
        <table:table-row>
          <table:table-cell office:value-type="string" office:string-value="Agapanthus africanus">
            <text:p>Agapanthus africanus</text:p>
          </table:table-cell>
          <table:table-cell office:value-type="string" office:string-value="https://floraveg.eu/taxon/overview/Agapanthus%20africanus">
            <text:p>https://floraveg.eu/taxon/overview/Agapanthus%20africanus</text:p>
          </table:table-cell>
          <table:table-cell office:value-type="string" office:string-value="http://www.missouribotanicalgarden.org/PlantFinder/PlantFinderDetails.aspx?kempercode=a433">
            <text:p>http://www.missouribotanicalgarden.org/PlantFinder/PlantFinderDetails.aspx?kempercode=a43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Agapanthus+africanus">
            <text:p>https://pfaf.org/user/Plant.aspx?LatinName=Agapanthus+africanus</text:p>
          </table:table-cell>
          <table:table-cell office:value-type="string">
            <text:p/>
          </table:table-cell>
        </table:table-row>
        <table:table-row>
          <table:table-cell office:value-type="string" office:string-value="Bougainvillea spectabilis">
            <text:p>Bougainvillea spectabilis</text:p>
          </table:table-cell>
          <table:table-cell office:value-type="string" office:string-value="https://floraveg.eu/taxon/overview/Bougainvillea%20spectabilis">
            <text:p>https://floraveg.eu/taxon/overview/Bougainvillea%20spectabilis</text:p>
          </table:table-cell>
          <table:table-cell office:value-type="string" office:string-value="https://www.missouribotanicalgarden.org/PlantFinder/PlantFinderDetails.aspx?taxonid=264583">
            <text:p>https://www.missouribotanicalgarden.org/PlantFinder/PlantFinderDetails.aspx?taxonid=26458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Camellia japonica">
            <text:p>Camelli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331">
            <text:p>https://www.missouribotanicalgarden.org/PlantFinder/PlantFinderDetails.aspx?taxonid=287331</text:p>
          </table:table-cell>
          <table:table-cell office:value-type="string" office:string-value="no">
            <text:p>no</text:p>
          </table:table-cell>
          <table:table-cell office:value-type="string" office:string-value="https://www.infoflora.ch/en/flora/camellia-japonica.html">
            <text:p>https://www.infoflora.ch/en/flora/camellia-japonica.html</text:p>
          </table:table-cell>
          <table:table-cell office:value-type="string" office:string-value="https://pfaf.org/user/Plant.aspx?LatinName=Camellia+japonica">
            <text:p>https://pfaf.org/user/Plant.aspx?LatinName=Camellia+japonica</text:p>
          </table:table-cell>
          <table:table-cell office:value-type="string">
            <text:p/>
          </table:table-cell>
        </table:table-row>
        <table:table-row>
          <table:table-cell office:value-type="string" office:string-value="Gerbera jamesonii">
            <text:p>Gerbera jamesonii</text:p>
          </table:table-cell>
          <table:table-cell office:value-type="string" office:string-value="https://floraveg.eu/taxon/overview/Gerbera%20jamesonii">
            <text:p>https://floraveg.eu/taxon/overview/Gerbera%20jamesonii</text:p>
          </table:table-cell>
          <table:table-cell office:value-type="string" office:string-value="https://www.missouribotanicalgarden.org/PlantFinder/PlantFinderDetails.aspx?kempercode=a518">
            <text:p>https://www.missouribotanicalgarden.org/PlantFinder/PlantFinderDetails.aspx?kempercode=a518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Euphorbia pulcherrima">
            <text:p>Euphorbia pulcherrim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0089&amp;isprofile=1&amp;basic=poinsettia">
            <text:p>https://www.missouribotanicalgarden.org/PlantFinder/PlantFinderDetails.aspx?taxonid=280089&amp;isprofile=1&amp;basic=poinsett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Gazania">
            <text:p>Gaza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517">
            <text:p>https://www.missouribotanicalgarden.org/PlantFinder/PlantFinderDetails.aspx?kempercode=a517</text:p>
          </table:table-cell>
          <table:table-cell office:value-type="string">
            <text:p/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mium Maculatum">
            <text:p>Lamium Maculatum</text:p>
          </table:table-cell>
          <table:table-cell office:value-type="string" office:string-value="https://floraveg.eu/taxon/overview/Lamium%20maculatum">
            <text:p>https://floraveg.eu/taxon/overview/Lamium%20maculatum</text:p>
          </table:table-cell>
          <table:table-cell office:value-type="string" office:string-value="https://www.missouribotanicalgarden.org/PlantFinder/PlantFinderDetails.aspx?kempercode=d720">
            <text:p>https://www.missouribotanicalgarden.org/PlantFinder/PlantFinderDetails.aspx?kempercode=d720</text:p>
          </table:table-cell>
          <table:table-cell office:value-type="string" office:string-value="https://www.floraweb.de/php/taxonomie.php?taxon-id=3263">
            <text:p>https://www.floraweb.de/php/taxonomie.php?taxon-id=3263</text:p>
          </table:table-cell>
          <table:table-cell office:value-type="string" office:string-value="https://www.infoflora.ch/en/flora/lamium-maculatum.html">
            <text:p>https://www.infoflora.ch/en/flora/lamium-maculatum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Torenia fournieri">
            <text:p>Torenia fournieri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a613">
            <text:p>https://www.missouribotanicalgarden.org/PlantFinder/PlantFinderDetails.aspx?kempercode=a61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Spiraea japonica">
            <text:p>Spiraea japonica</text:p>
          </table:table-cell>
          <table:table-cell office:value-type="string" office:string-value="https://floraveg.eu/taxon/overview/Spiraea%20japonica">
            <text:p>https://floraveg.eu/taxon/overview/Spiraea%20japonica</text:p>
          </table:table-cell>
          <table:table-cell office:value-type="string" office:string-value="https://www.missouribotanicalgarden.org/PlantFinder/PlantFinderDetails.aspx?taxonid=286473">
            <text:p>https://www.missouribotanicalgarden.org/PlantFinder/PlantFinderDetails.aspx?taxonid=286473</text:p>
          </table:table-cell>
          <table:table-cell office:value-type="string" office:string-value="https://www.floraweb.de/php/taxonomie.php?taxon-id=7042">
            <text:p>https://www.floraweb.de/php/taxonomie.php?taxon-id=7042</text:p>
          </table:table-cell>
          <table:table-cell office:value-type="string" office:string-value="https://www.infoflora.ch/en/flora/spiraea-japonica.html">
            <text:p>https://www.infoflora.ch/en/flora/spiraea-japonica.html</text:p>
          </table:table-cell>
          <table:table-cell office:value-type="string" office:string-value="https://pfaf.org/user/Plant.aspx?LatinName=Spiraea+japonica">
            <text:p>https://pfaf.org/user/Plant.aspx?LatinName=Spiraea+japonica</text:p>
          </table:table-cell>
          <table:table-cell office:value-type="string">
            <text:p/>
          </table:table-cell>
        </table:table-row>
        <table:table-row>
          <table:table-cell office:value-type="string" office:string-value="Pastinaca sativa">
            <text:p>Pastinaca sativa</text:p>
          </table:table-cell>
          <table:table-cell office:value-type="string" office:string-value="https://floraveg.eu/taxon/overview/Pastinaca%20sativa">
            <text:p>https://floraveg.eu/taxon/overview/Pastinaca%20sativa</text:p>
          </table:table-cell>
          <table:table-cell office:value-type="string" office:string-value="http://www.mobot.org/mobot/latindict/keyDetail.aspx?keyWord=dauciformis">
            <text:p>http://www.mobot.org/mobot/latindict/keyDetail.aspx?keyWord=dauciformis</text:p>
          </table:table-cell>
          <table:table-cell office:value-type="string" office:string-value="https://www.floraweb.de/php/taxonomie.php?taxon-id=4136">
            <text:p>https://www.floraweb.de/php/taxonomie.php?taxon-id=4136</text:p>
          </table:table-cell>
          <table:table-cell office:value-type="string" office:string-value="https://www.infoflora.ch/en/flora/pastinaca-sativa.html">
            <text:p>https://www.infoflora.ch/en/flora/pastinaca-sativa.html</text:p>
          </table:table-cell>
          <table:table-cell office:value-type="string" office:string-value="https://pfaf.org/user/Plant.aspx?LatinName=Pastinaca+sativa">
            <text:p>https://pfaf.org/user/Plant.aspx?LatinName=Pastinaca+sativa</text:p>
          </table:table-cell>
          <table:table-cell office:value-type="string">
            <text:p/>
          </table:table-cell>
        </table:table-row>
        <table:table-row>
          <table:table-cell office:value-type="string" office:string-value="Allium">
            <text:p>Alli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192">
            <text:p>https://www.missouribotanicalgarden.org/PlantFinder/PlantFinderDetails.aspx?taxonid=2821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llium ursinum">
            <text:p>Allium ursinum</text:p>
          </table:table-cell>
          <table:table-cell office:value-type="string" office:string-value="https://floraveg.eu/taxon/overview/Allium%20ursinum">
            <text:p>https://floraveg.eu/taxon/overview/Allium%20ursinum</text:p>
          </table:table-cell>
          <table:table-cell office:value-type="string" office:string-value="https://www.missouribotanicalgarden.org/PlantFinder/PlantFinderDetails.aspx?taxonid=281739">
            <text:p>https://www.missouribotanicalgarden.org/PlantFinder/PlantFinderDetails.aspx?taxonid=281739</text:p>
          </table:table-cell>
          <table:table-cell office:value-type="string" office:string-value="https://www.floraweb.de/php/taxonomie.php?taxon-id=320">
            <text:p>https://www.floraweb.de/php/taxonomie.php?taxon-id=320</text:p>
          </table:table-cell>
          <table:table-cell office:value-type="string" office:string-value="https://www.infoflora.ch/en/flora/allium-ursinum.html">
            <text:p>https://www.infoflora.ch/en/flora/allium-ursinum.html</text:p>
          </table:table-cell>
          <table:table-cell office:value-type="string" office:string-value="https://pfaf.org/user/Plant.aspx?LatinName=Allium+ursinum">
            <text:p>https://pfaf.org/user/Plant.aspx?LatinName=Allium+ursinum</text:p>
          </table:table-cell>
          <table:table-cell office:value-type="string">
            <text:p/>
          </table:table-cell>
        </table:table-row>
        <table:table-row>
          <table:table-cell office:value-type="string" office:string-value="Allium tuberosum">
            <text:p>Allium tuberosum</text:p>
          </table:table-cell>
          <table:table-cell office:value-type="string" office:string-value="https://floraveg.eu/taxon/overview/Allium%20tuberosum">
            <text:p>https://floraveg.eu/taxon/overview/Allium%20tuberosum</text:p>
          </table:table-cell>
          <table:table-cell office:value-type="string" office:string-value="https://www.missouribotanicalgarden.org/PlantFinder/PlantFinderDetails.aspx?kempercode=u770">
            <text:p>https://www.missouribotanicalgarden.org/PlantFinder/PlantFinderDetails.aspx?kempercode=u770</text:p>
          </table:table-cell>
          <table:table-cell office:value-type="string" office:string-value="https://www.floraweb.de/php/taxonomie.php?taxon-id=11924">
            <text:p>https://www.floraweb.de/php/taxonomie.php?taxon-id=11924</text:p>
          </table:table-cell>
          <table:table-cell office:value-type="string">
            <text:p/>
          </table:table-cell>
          <table:table-cell office:value-type="string" office:string-value="https://pfaf.org/user/Plant.aspx?LatinName=Allium+tuberosum">
            <text:p>https://pfaf.org/user/Plant.aspx?LatinName=Allium+tuberosum</text:p>
          </table:table-cell>
          <table:table-cell office:value-type="string">
            <text:p/>
          </table:table-cell>
        </table:table-row>
        <table:table-row>
          <table:table-cell office:value-type="string" office:string-value="Allium Angulosum">
            <text:p>Allium Angulosum</text:p>
          </table:table-cell>
          <table:table-cell office:value-type="string" office:string-value="https://floraveg.eu/taxon/overview/Allium%20angulosum">
            <text:p>https://floraveg.eu/taxon/overview/Allium%20angulosum</text:p>
          </table:table-cell>
          <table:table-cell office:value-type="string" office:string-value="http://www.mobot.org/mobot/research/leguide/collections/100/1524.html">
            <text:p>http://www.mobot.org/mobot/research/leguide/collections/100/1524.html</text:p>
          </table:table-cell>
          <table:table-cell office:value-type="string" office:string-value="https://www.floraweb.de/php/taxonomie.php?taxon-id=284">
            <text:p>https://www.floraweb.de/php/taxonomie.php?taxon-id=284</text:p>
          </table:table-cell>
          <table:table-cell office:value-type="string" office:string-value="https://www.infoflora.ch/en/flora/allium-angulosum.html">
            <text:p>https://www.infoflora.ch/en/flora/allium-angulosum.html</text:p>
          </table:table-cell>
          <table:table-cell office:value-type="string" office:string-value="https://pfaf.org/user/Plant.aspx?LatinName=Allium+angulosum">
            <text:p>https://pfaf.org/user/Plant.aspx?LatinName=Allium+angulosum</text:p>
          </table:table-cell>
          <table:table-cell office:value-type="string">
            <text:p/>
          </table:table-cell>
        </table:table-row>
        <table:table-row>
          <table:table-cell office:value-type="string" office:string-value="Camassia">
            <text:p>Camass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q550">
            <text:p>https://www.missouribotanicalgarden.org/PlantFinder/PlantFinderDetails.aspx?kempercode=q5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Globularia">
            <text:p>Globular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9836&amp;isprofile=0&amp;pt=8">
            <text:p>https://www.missouribotanicalgarden.org/PlantFinder/PlantFinderDetails.aspx?taxonid=299836&amp;isprofile=0&amp;pt=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Fritillaria">
            <text:p>Fritillar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1768&amp;isprofile=1&amp;basic=Fritillaria">
            <text:p>https://www.missouribotanicalgarden.org/PlantFinder/PlantFinderDetails.aspx?taxonid=281768&amp;isprofile=1&amp;basic=Fritillar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lematis">
            <text:p>Clemat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300">
            <text:p>https://www.missouribotanicalgarden.org/PlantFinder/PlantFinderDetails.aspx?kempercode=a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lematis montana">
            <text:p>Clematis montana</text:p>
          </table:table-cell>
          <table:table-cell office:value-type="string" office:string-value="https://floraveg.eu/taxon/overview/Clematis%20montana">
            <text:p>https://floraveg.eu/taxon/overview/Clematis%20montana</text:p>
          </table:table-cell>
          <table:table-cell office:value-type="string" office:string-value="https://www.missouribotanicalgarden.org/PlantFinder/PlantFinderDetails.aspx?taxonid=244362&amp;isprofile=0&amp;pt=16">
            <text:p>https://www.missouribotanicalgarden.org/PlantFinder/PlantFinderDetails.aspx?taxonid=244362&amp;isprofile=0&amp;pt=16</text:p>
          </table:table-cell>
          <table:table-cell office:value-type="string" office:string-value="https://www.floraweb.de/php/taxonomie.php?taxon-id=30724">
            <text:p>https://www.floraweb.de/php/taxonomie.php?taxon-id=307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Wisteria">
            <text:p>Wisteria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Wisteria sinensis">
            <text:p>Wisteria sinensis</text:p>
          </table:table-cell>
          <table:table-cell office:value-type="string" office:string-value="https://floraveg.eu/taxon/overview/Wisteria%20sinensis">
            <text:p>https://floraveg.eu/taxon/overview/Wisteria%20sinensis</text:p>
          </table:table-cell>
          <table:table-cell office:value-type="string" office:string-value="http://www.missouribotanicalgarden.org/plantfinder/PlantFinderDetails.aspx?taxonid=280632">
            <text:p>http://www.missouribotanicalgarden.org/plantfinder/PlantFinderDetails.aspx?taxonid=280632</text:p>
          </table:table-cell>
          <table:table-cell office:value-type="string" office:string-value="https://www.floraweb.de/php/taxonomie.php?taxon-id=27273">
            <text:p>https://www.floraweb.de/php/taxonomie.php?taxon-id=27273</text:p>
          </table:table-cell>
          <table:table-cell office:value-type="string" office:string-value="https://www.infoflora.ch/en/flora/wisteria-sinensis.html">
            <text:p>https://www.infoflora.ch/en/flora/wisteria-sinensis.html</text:p>
          </table:table-cell>
          <table:table-cell office:value-type="string" office:string-value="https://pfaf.org/user/Plant.aspx?LatinName=Wisteria+sinensis">
            <text:p>https://pfaf.org/user/Plant.aspx?LatinName=Wisteria+sinensis</text:p>
          </table:table-cell>
          <table:table-cell office:value-type="string">
            <text:p/>
          </table:table-cell>
        </table:table-row>
        <table:table-row>
          <table:table-cell office:value-type="string" office:string-value="Wisteria frutescens">
            <text:p>Wisteria frutescen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Wisteria+frutescens">
            <text:p>https://pfaf.org/user/Plant.aspx?LatinName=Wisteria+frutescens</text:p>
          </table:table-cell>
          <table:table-cell office:value-type="string">
            <text:p/>
          </table:table-cell>
        </table:table-row>
        <table:table-row>
          <table:table-cell office:value-type="string" office:string-value="Nerium oleander">
            <text:p>Nerium oleander</text:p>
          </table:table-cell>
          <table:table-cell office:value-type="string" office:string-value="https://floraveg.eu/taxon/overview/Nerium%20oleander">
            <text:p>https://floraveg.eu/taxon/overview/Nerium%20oleander</text:p>
          </table:table-cell>
          <table:table-cell office:value-type="string" office:string-value="https://www.missouribotanicalgarden.org/PlantFinder/PlantFinderDetails.aspx?kempercode=a532">
            <text:p>https://www.missouribotanicalgarden.org/PlantFinder/PlantFinderDetails.aspx?kempercode=a532</text:p>
          </table:table-cell>
          <table:table-cell office:value-type="string" office:string-value="https://www.floraweb.de/php/taxonomie.php?taxon-id=3844">
            <text:p>https://www.floraweb.de/php/taxonomie.php?taxon-id=3844</text:p>
          </table:table-cell>
          <table:table-cell office:value-type="string">
            <text:p/>
          </table:table-cell>
          <table:table-cell office:value-type="string" office:string-value="https://pfaf.org/user/Plant.aspx?LatinName=Nerium+oleander">
            <text:p>https://pfaf.org/user/Plant.aspx?LatinName=Nerium+oleander</text:p>
          </table:table-cell>
          <table:table-cell office:value-type="string">
            <text:p/>
          </table:table-cell>
        </table:table-row>
        <table:table-row>
          <table:table-cell office:value-type="string" office:string-value="Sorbus">
            <text:p>Sorb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6370">
            <text:p>https://www.missouribotanicalgarden.org/PlantFinder/PlantFinderDetails.aspx?taxonid=2863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hododendron">
            <text:p>Rhododendron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5576&amp;isprofile=0&amp;">
            <text:p>https://www.missouribotanicalgarden.org/PlantFinder/PlantFinderDetails.aspx?taxonid=265576&amp;isprofile=0&amp;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Tulipa">
            <text:p>Tulip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c252">
            <text:p>https://www.missouribotanicalgarden.org/PlantFinder/PlantFinderDetails.aspx?kempercode=c2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Gardenia">
            <text:p>Garde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b555">
            <text:p>https://www.missouribotanicalgarden.org/PlantFinder/PlantFinderDetails.aspx?kempercode=b5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agnolia">
            <text:p>Magnol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d422">
            <text:p>https://www.missouribotanicalgarden.org/PlantFinder/PlantFinderDetails.aspx?kempercode=d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eucanthemum vulgare">
            <text:p>Leucanthemum vulgare</text:p>
          </table:table-cell>
          <table:table-cell office:value-type="string" office:string-value="https://floraveg.eu/taxon/overview/Leucanthemum%20vulgare">
            <text:p>https://floraveg.eu/taxon/overview/Leucanthemum%20vulgare</text:p>
          </table:table-cell>
          <table:table-cell office:value-type="string" office:string-value="https://www.missouribotanicalgarden.org/PlantFinder/PlantFinderDetails.aspx?taxonid=250182&amp;isprofile=0&amp;">
            <text:p>https://www.missouribotanicalgarden.org/PlantFinder/PlantFinderDetails.aspx?taxonid=250182&amp;isprofile=0&amp;</text:p>
          </table:table-cell>
          <table:table-cell office:value-type="string" office:string-value="https://www.floraweb.de/php/taxonomie.php?taxon-id=3384">
            <text:p>https://www.floraweb.de/php/taxonomie.php?taxon-id=3384</text:p>
          </table:table-cell>
          <table:table-cell office:value-type="string" office:string-value="https://www.infoflora.ch/en/flora/leucanthemum-vulgare.html">
            <text:p>https://www.infoflora.ch/en/flora/leucanthemum-vulgare.html</text:p>
          </table:table-cell>
          <table:table-cell office:value-type="string" office:string-value="https://pfaf.org/user/Plant.aspx?LatinName=Leucanthemum+vulgare">
            <text:p>https://pfaf.org/user/Plant.aspx?LatinName=Leucanthemum+vulgare</text:p>
          </table:table-cell>
          <table:table-cell office:value-type="string">
            <text:p/>
          </table:table-cell>
        </table:table-row>
        <table:table-row>
          <table:table-cell office:value-type="string" office:string-value="Dahlia">
            <text:p>Dahl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445">
            <text:p>https://www.missouribotanicalgarden.org/PlantFinder/PlantFinderDetails.aspx?kempercode=a4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Echinacea">
            <text:p>Echinac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Echinacea purpurea">
            <text:p>Echinacea purpurea</text:p>
          </table:table-cell>
          <table:table-cell office:value-type="string" office:string-value="https://floraveg.eu/taxon/overview/Echinacea%20purpurea">
            <text:p>https://floraveg.eu/taxon/overview/Echinacea%20purpurea</text:p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 office:string-value="https://www.floraweb.de/php/taxonomie.php?taxon-id=30791">
            <text:p>https://www.floraweb.de/php/taxonomie.php?taxon-id=30791</text:p>
          </table:table-cell>
          <table:table-cell office:value-type="string" office:string-value="https://www.infoflora.ch/en/flora/asteraceae.html">
            <text:p>https://www.infoflora.ch/en/flora/asteraceae.html</text:p>
          </table:table-cell>
          <table:table-cell office:value-type="string" office:string-value="https://pfaf.org/user/Plant.aspx?LatinName=Echinacea+purpurea">
            <text:p>https://pfaf.org/user/Plant.aspx?LatinName=Echinacea+purpurea</text:p>
          </table:table-cell>
          <table:table-cell office:value-type="string">
            <text:p/>
          </table:table-cell>
        </table:table-row>
        <table:table-row>
          <table:table-cell office:value-type="string" office:string-value="Gomphrena">
            <text:p>Gomphren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115">
            <text:p>https://www.missouribotanicalgarden.org/PlantFinder/PlantFinderDetails.aspx?kempercode=a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hrysanthemum">
            <text:p>Chrysanthem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2512&amp;isprofile=0&amp;cv=5">
            <text:p>https://www.missouribotanicalgarden.org/PlantFinder/PlantFinderDetails.aspx?taxonid=272512&amp;isprofile=0&amp;cv=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Osteospermum">
            <text:p>Osteosperm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b725">
            <text:p>https://www.missouribotanicalgarden.org/PlantFinder/PlantFinderDetails.aspx?kempercode=b7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osa">
            <text:p>Ros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e834">
            <text:p>https://www.missouribotanicalgarden.org/PlantFinder/PlantFinderDetails.aspx?kempercode=e8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osa canina">
            <text:p>Rosa canina</text:p>
          </table:table-cell>
          <table:table-cell office:value-type="string" office:string-value="https://floraveg.eu/taxon/overview/Rosa%20canina">
            <text:p>https://floraveg.eu/taxon/overview/Rosa%20canina</text:p>
          </table:table-cell>
          <table:table-cell office:value-type="string" office:string-value="https://www.missouribotanicalgarden.org/PlantFinder/PlantFinderDetails.aspx?kempercode=f370">
            <text:p>https://www.missouribotanicalgarden.org/PlantFinder/PlantFinderDetails.aspx?kempercode=f370</text:p>
          </table:table-cell>
          <table:table-cell office:value-type="string" office:string-value="https://www.floraweb.de/php/taxonomie.php?taxon-id=26665">
            <text:p>https://www.floraweb.de/php/taxonomie.php?taxon-id=26665</text:p>
          </table:table-cell>
          <table:table-cell office:value-type="string" office:string-value="https://www.infoflora.ch/en/flora/rosa-canina.html">
            <text:p>https://www.infoflora.ch/en/flora/rosa-canina.html</text:p>
          </table:table-cell>
          <table:table-cell office:value-type="string" office:string-value="https://pfaf.org/user/Plant.aspx?LatinName=Rosa+canina">
            <text:p>https://pfaf.org/user/Plant.aspx?LatinName=Rosa+canina</text:p>
          </table:table-cell>
          <table:table-cell office:value-type="string">
            <text:p/>
          </table:table-cell>
        </table:table-row>
        <table:table-row>
          <table:table-cell office:value-type="string" office:string-value="Rosa rugosa">
            <text:p>Rosa rugosa</text:p>
          </table:table-cell>
          <table:table-cell office:value-type="string" office:string-value="https://floraveg.eu/taxon/overview/Rosa%20rugosa">
            <text:p>https://floraveg.eu/taxon/overview/Rosa%20rugosa</text:p>
          </table:table-cell>
          <table:table-cell office:value-type="string" office:string-value="https://www.missouribotanicalgarden.org/PlantFinder/PlantFinderDetails.aspx?taxonid=286364">
            <text:p>https://www.missouribotanicalgarden.org/PlantFinder/PlantFinderDetails.aspx?taxonid=286364</text:p>
          </table:table-cell>
          <table:table-cell office:value-type="string" office:string-value="https://www.floraweb.de/php/taxonomie.php?taxon-id=4903">
            <text:p>https://www.floraweb.de/php/taxonomie.php?taxon-id=4903</text:p>
          </table:table-cell>
          <table:table-cell office:value-type="string" office:string-value="https://www.infoflora.ch/en/flora/rosa-rugosa.html">
            <text:p>https://www.infoflora.ch/en/flora/rosa-rugosa.html</text:p>
          </table:table-cell>
          <table:table-cell office:value-type="string" office:string-value="https://pfaf.org/user/Plant.aspx?LatinName=Rosa+rugosa">
            <text:p>https://pfaf.org/user/Plant.aspx?LatinName=Rosa+rugosa</text:p>
          </table:table-cell>
          <table:table-cell office:value-type="string">
            <text:p/>
          </table:table-cell>
        </table:table-row>
        <table:table-row>
          <table:table-cell office:value-type="string" office:string-value="Rosa damascena">
            <text:p>Rosa damasce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52188&amp;isprofile=0&amp;gen=Rosa">
            <text:p>https://www.missouribotanicalgarden.org/PlantFinder/PlantFinderDetails.aspx?taxonid=252188&amp;isprofile=0&amp;gen=Rosa</text:p>
          </table:table-cell>
          <table:table-cell office:value-type="string" office:string-value="https://www.floraweb.de/php/taxonomie.php?taxon-id=10851">
            <text:p>https://www.floraweb.de/php/taxonomie.php?taxon-id=108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osa multiflora">
            <text:p>Rosa multiflora</text:p>
          </table:table-cell>
          <table:table-cell office:value-type="string" office:string-value="https://floraveg.eu/taxon/overview/Rosa%20multiflora">
            <text:p>https://floraveg.eu/taxon/overview/Rosa%20multiflora</text:p>
          </table:table-cell>
          <table:table-cell office:value-type="string" office:string-value="https://www.missouribotanicalgarden.org/PlantFinder/PlantFinderDetails.aspx?kempercode=b514">
            <text:p>https://www.missouribotanicalgarden.org/PlantFinder/PlantFinderDetails.aspx?kempercode=b514</text:p>
          </table:table-cell>
          <table:table-cell office:value-type="string" office:string-value="https://www.floraweb.de/php/taxonomie.php?taxon-id=6973">
            <text:p>https://www.floraweb.de/php/taxonomie.php?taxon-id=6973</text:p>
          </table:table-cell>
          <table:table-cell office:value-type="string" office:string-value="https://www.infoflora.ch/en/flora/rosa-multiflora.html">
            <text:p>https://www.infoflora.ch/en/flora/rosa-multiflora.html</text:p>
          </table:table-cell>
          <table:table-cell office:value-type="string" office:string-value="https://pfaf.org/user/Plant.aspx?LatinName=Rosa+multiflora">
            <text:p>https://pfaf.org/user/Plant.aspx?LatinName=Rosa+multiflora</text:p>
          </table:table-cell>
          <table:table-cell office:value-type="string">
            <text:p/>
          </table:table-cell>
        </table:table-row>
        <table:table-row>
          <table:table-cell office:value-type="string" office:string-value="Rosa moyesii">
            <text:p>Rosa moyesii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52297">
            <text:p>http://www.missouribotanicalgarden.org/PlantFinder/PlantFinderDetails.aspx?taxonid=2522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Rosa+moyesii">
            <text:p>https://pfaf.org/user/Plant.aspx?LatinName=Rosa+moyesii</text:p>
          </table:table-cell>
          <table:table-cell office:value-type="string">
            <text:p/>
          </table:table-cell>
        </table:table-row>
        <table:table-row>
          <table:table-cell office:value-type="string" office:string-value="Rosa glauca">
            <text:p>Rosa glauca</text:p>
          </table:table-cell>
          <table:table-cell office:value-type="string" office:string-value="https://floraveg.eu/taxon/overview/Rosa%20glauca">
            <text:p>https://floraveg.eu/taxon/overview/Rosa%20glauca</text:p>
          </table:table-cell>
          <table:table-cell office:value-type="string" office:string-value="https://www.missouribotanicalgarden.org/PlantFinder/PlantFinderDetails.aspx?taxonid=286362">
            <text:p>https://www.missouribotanicalgarden.org/PlantFinder/PlantFinderDetails.aspx?taxonid=286362</text:p>
          </table:table-cell>
          <table:table-cell office:value-type="string" office:string-value="https://www.floraweb.de/php/taxonomie.php?taxon-id=23610">
            <text:p>https://www.floraweb.de/php/taxonomie.php?taxon-id=23610</text:p>
          </table:table-cell>
          <table:table-cell office:value-type="string" office:string-value="https://www.infoflora.ch/en/flora/rosa-glauca.html">
            <text:p>https://www.infoflora.ch/en/flora/rosa-glauca.html</text:p>
          </table:table-cell>
          <table:table-cell office:value-type="string" office:string-value="https://pfaf.org/user/Plant.aspx?LatinName=Rosa+glauca">
            <text:p>https://pfaf.org/user/Plant.aspx?LatinName=Rosa+glauca</text:p>
          </table:table-cell>
          <table:table-cell office:value-type="string">
            <text:p/>
          </table:table-cell>
        </table:table-row>
        <table:table-row>
          <table:table-cell office:value-type="string" office:string-value="Guzmania lingulata">
            <text:p>Guzmania lingulat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b556">
            <text:p>https://www.missouribotanicalgarden.org/PlantFinder/PlantFinderDetails.aspx?kempercode=b556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apaver">
            <text:p>Papaver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2337&amp;isprofile=1&amp;basic=Papaver%20orientale">
            <text:p>https://www.missouribotanicalgarden.org/PlantFinder/PlantFinderDetails.aspx?taxonid=262337&amp;isprofile=1&amp;basic=Papaver%20orienta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etrosideros excelsa">
            <text:p>Metrosideros excelsa</text:p>
          </table:table-cell>
          <table:table-cell office:value-type="string" office:string-value="https://floraveg.eu/taxon/overview/Metrosideros%20excelsa">
            <text:p>https://floraveg.eu/taxon/overview/Metrosideros%20excelsa</text:p>
          </table:table-cell>
          <table:table-cell office:value-type="string" office:string-value="https://www.mobot.org/mobot/research/apweb/top/referencest_z.html">
            <text:p>https://www.mobot.org/mobot/research/apweb/top/referencest_z.html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  <table:table-cell office:value-type="string" office:string-value="https://pfaf.org/user/Plant.aspx?LatinName=Metrosideros+excelsa">
            <text:p>https://pfaf.org/user/Plant.aspx?LatinName=Metrosideros+excelsa</text:p>
          </table:table-cell>
          <table:table-cell office:value-type="string">
            <text:p/>
          </table:table-cell>
        </table:table-row>
        <table:table-row>
          <table:table-cell office:value-type="string" office:string-value="Lilium">
            <text:p>Lili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d880">
            <text:p>https://www.missouribotanicalgarden.org/PlantFinder/PlantFinderDetails.aspx?kempercode=d8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merocallis">
            <text:p>Hemerocall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merocallis citrina">
            <text:p>Hemerocallis citri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2265&amp;isprofile=0&amp;pt=8">
            <text:p>https://www.missouribotanicalgarden.org/PlantFinder/PlantFinderDetails.aspx?taxonid=282265&amp;isprofile=0&amp;pt=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Hemerocallis+citrina">
            <text:p>https://pfaf.org/user/Plant.aspx?LatinName=Hemerocallis+citrina</text:p>
          </table:table-cell>
          <table:table-cell office:value-type="string">
            <text:p/>
          </table:table-cell>
        </table:table-row>
        <table:table-row>
          <table:table-cell office:value-type="string" office:string-value="Hemerocallis fulva">
            <text:p>Hemerocallis fulva</text:p>
          </table:table-cell>
          <table:table-cell office:value-type="string" office:string-value="https://floraveg.eu/taxon/overview/Hemerocallis%20fulva">
            <text:p>https://floraveg.eu/taxon/overview/Hemerocallis%20fulva</text:p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https://www.floraweb.de/php/taxonomie.php?taxon-id=2813">
            <text:p>https://www.floraweb.de/php/taxonomie.php?taxon-id=2813</text:p>
          </table:table-cell>
          <table:table-cell office:value-type="string" office:string-value="https://www.infoflora.ch/en/flora/hemerocallis-fulva.html">
            <text:p>https://www.infoflora.ch/en/flora/hemerocallis-fulva.html</text:p>
          </table:table-cell>
          <table:table-cell office:value-type="string" office:string-value="https://pfaf.org/user/Plant.aspx?LatinName=Hemerocallis+fulva">
            <text:p>https://pfaf.org/user/Plant.aspx?LatinName=Hemerocallis+fulva</text:p>
          </table:table-cell>
          <table:table-cell office:value-type="string">
            <text:p/>
          </table:table-cell>
        </table:table-row>
        <table:table-row>
          <table:table-cell office:value-type="string" office:string-value="Hymenocallis littoralis">
            <text:p>Hymenocallis littorali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4/2004-01-23d.html">
            <text:p>http://www.mobot.org/mobot/bloom/2004/2004-01-23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Tripleurospermum">
            <text:p>Tripleurospermum</text:p>
          </table:table-cell>
          <table:table-cell office:value-type="string">
            <text:p/>
          </table:table-cell>
          <table:table-cell office:value-type="string" office:string-value="http://www.missouribotanicalgarden.org/Portals/0/wlbc/PDF's/ApplequistCV.pdf">
            <text:p>http://www.missouribotanicalgarden.org/Portals/0/wlbc/PDF's/ApplequistCV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liopsis helianthoides">
            <text:p>Heliopsis helianthoides</text:p>
          </table:table-cell>
          <table:table-cell office:value-type="string" office:string-value="https://floraveg.eu/taxon/overview/Heliopsis%20helianthoides">
            <text:p>https://floraveg.eu/taxon/overview/Heliopsis%20helianthoides</text:p>
          </table:table-cell>
          <table:table-cell office:value-type="string" office:string-value="https://www.missouribotanicalgarden.org/PlantFinder/PlantFinderDetails.aspx?kempercode=g520">
            <text:p>https://www.missouribotanicalgarden.org/PlantFinder/PlantFinderDetails.aspx?kempercode=g520</text:p>
          </table:table-cell>
          <table:table-cell office:value-type="string" office:string-value="https://www.floraweb.de/php/taxonomie.php?taxon-id=6809">
            <text:p>https://www.floraweb.de/php/taxonomie.php?taxon-id=6809</text:p>
          </table:table-cell>
          <table:table-cell office:value-type="string" office:string-value="https://www.infoflora.ch/en/flora/heliopsis-helianthoides.html">
            <text:p>https://www.infoflora.ch/en/flora/heliopsis-helianthoides.html</text:p>
          </table:table-cell>
          <table:table-cell office:value-type="string" office:string-value="https://pfaf.org/user/Plant.aspx?LatinName=Heliopsis+helianthoides">
            <text:p>https://pfaf.org/user/Plant.aspx?LatinName=Heliopsis+helianthoides</text:p>
          </table:table-cell>
          <table:table-cell office:value-type="string">
            <text:p/>
          </table:table-cell>
        </table:table-row>
        <table:table-row>
          <table:table-cell office:value-type="string" office:string-value="Coreopsis">
            <text:p>Coreops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n870">
            <text:p>https://www.missouribotanicalgarden.org/PlantFinder/PlantFinderDetails.aspx?kempercode=n8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Dianthus">
            <text:p>Dianth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2909">
            <text:p>https://www.missouribotanicalgarden.org/PlantFinder/PlantFinderDetails.aspx?taxonid=2729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Dianthus barbatus">
            <text:p>Dianthus barbatus</text:p>
          </table:table-cell>
          <table:table-cell office:value-type="string" office:string-value="https://floraveg.eu/taxon/overview/Dianthus%20barbatus">
            <text:p>https://floraveg.eu/taxon/overview/Dianthus%20barbatus</text:p>
          </table:table-cell>
          <table:table-cell office:value-type="string" office:string-value="http://www.missouribotanicalgarden.org/plantfinder/PlantFinderDetails.aspx?taxonid=279027">
            <text:p>http://www.missouribotanicalgarden.org/plantfinder/PlantFinderDetails.aspx?taxonid=279027</text:p>
          </table:table-cell>
          <table:table-cell office:value-type="string" office:string-value="https://www.floraweb.de/php/taxonomie.php?taxon-id=1915">
            <text:p>https://www.floraweb.de/php/taxonomie.php?taxon-id=1915</text:p>
          </table:table-cell>
          <table:table-cell office:value-type="string" office:string-value="https://www.infoflora.ch/en/flora/dianthus-barbatus.html">
            <text:p>https://www.infoflora.ch/en/flora/dianthus-barbatus.html</text:p>
          </table:table-cell>
          <table:table-cell office:value-type="string" office:string-value="https://pfaf.org/user/Plant.aspx?LatinName=Dianthus+barbatus">
            <text:p>https://pfaf.org/user/Plant.aspx?LatinName=Dianthus+barbatus</text:p>
          </table:table-cell>
          <table:table-cell office:value-type="string">
            <text:p/>
          </table:table-cell>
        </table:table-row>
        <table:table-row>
          <table:table-cell office:value-type="string" office:string-value="Abutilon">
            <text:p>Abutilon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1793">
            <text:p>https://www.missouribotanicalgarden.org/PlantFinder/PlantFinderDetails.aspx?taxonid=2917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ansevieria">
            <text:p>Sansevier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43549&amp;isprofile=0&amp;">
            <text:p>https://www.missouribotanicalgarden.org/PlantFinder/PlantFinderDetails.aspx?taxonid=443549&amp;isprofile=0&amp;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anas comosus">
            <text:p>Ananas comosu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kempercode=d168">
            <text:p>http://www.missouribotanicalgarden.org/PlantFinder/PlantFinderDetails.aspx?kempercode=d1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Ananas+comosus">
            <text:p>https://pfaf.org/user/Plant.aspx?LatinName=Ananas+comosus</text:p>
          </table:table-cell>
          <table:table-cell office:value-type="string">
            <text:p/>
          </table:table-cell>
        </table:table-row>
        <table:table-row>
          <table:table-cell office:value-type="string" office:string-value="Yucca">
            <text:p>Yucc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d184">
            <text:p>https://www.missouribotanicalgarden.org/PlantFinder/PlantFinderDetails.aspx?kempercode=d1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aeonia">
            <text:p>Paeo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6086">
            <text:p>https://www.missouribotanicalgarden.org/PlantFinder/PlantFinderDetails.aspx?taxonid=286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emone">
            <text:p>Anemone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b330">
            <text:p>https://www.missouribotanicalgarden.org/PlantFinder/PlantFinderDetails.aspx?kempercode=b3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emone coronaria">
            <text:p>Anemone coronaria</text:p>
          </table:table-cell>
          <table:table-cell office:value-type="string" office:string-value="https://floraveg.eu/taxon/overview/Anemone%20coronaria">
            <text:p>https://floraveg.eu/taxon/overview/Anemone%20coronaria</text:p>
          </table:table-cell>
          <table:table-cell office:value-type="string" office:string-value="https://www.missouribotanicalgarden.org/PlantFinder/PlantFinderDetails.aspx?taxonid=286104">
            <text:p>https://www.missouribotanicalgarden.org/PlantFinder/PlantFinderDetails.aspx?taxonid=286104</text:p>
          </table:table-cell>
          <table:table-cell office:value-type="string">
            <text:p/>
          </table:table-cell>
          <table:table-cell office:value-type="string" office:string-value="https://www.infoflora.ch/en/flora/anemone.html">
            <text:p>https://www.infoflora.ch/en/flora/anemone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emone nemorosa">
            <text:p>Anemone nemorosa</text:p>
          </table:table-cell>
          <table:table-cell office:value-type="string" office:string-value="https://floraveg.eu/taxon/overview/Anemone%20nemorosa">
            <text:p>https://floraveg.eu/taxon/overview/Anemone%20nemorosa</text:p>
          </table:table-cell>
          <table:table-cell office:value-type="string" office:string-value="https://www.missouribotanicalgarden.org/PlantFinder/PlantFinderDetails.aspx?taxonid=286193&amp;isprofile=1&amp;basic=Anemone%20nemorosa">
            <text:p>https://www.missouribotanicalgarden.org/PlantFinder/PlantFinderDetails.aspx?taxonid=286193&amp;isprofile=1&amp;basic=Anemone%20nemorosa</text:p>
          </table:table-cell>
          <table:table-cell office:value-type="string" office:string-value="https://www.floraweb.de/php/taxonomie.php?taxon-id=435">
            <text:p>https://www.floraweb.de/php/taxonomie.php?taxon-id=435</text:p>
          </table:table-cell>
          <table:table-cell office:value-type="string" office:string-value="https://www.infoflora.ch/en/flora/anemone-nemorosa.html">
            <text:p>https://www.infoflora.ch/en/flora/anemone-nemorosa.html</text:p>
          </table:table-cell>
          <table:table-cell office:value-type="string" office:string-value="https://pfaf.org/user/Plant.aspx?LatinName=Anemone+nemorosa">
            <text:p>https://pfaf.org/user/Plant.aspx?LatinName=Anemone+nemorosa</text:p>
          </table:table-cell>
          <table:table-cell office:value-type="string">
            <text:p/>
          </table:table-cell>
        </table:table-row>
        <table:table-row>
          <table:table-cell office:value-type="string" office:string-value="Anemone blanda">
            <text:p>Anemone blanda</text:p>
          </table:table-cell>
          <table:table-cell office:value-type="string" office:string-value="https://floraveg.eu/taxon/overview/Anemone%20blanda">
            <text:p>https://floraveg.eu/taxon/overview/Anemone%20blanda</text:p>
          </table:table-cell>
          <table:table-cell office:value-type="string" office:string-value="http://www.missouribotanicalgarden.org/plantfinder/PlantFinderDetails.aspx?taxonid=286103">
            <text:p>http://www.missouribotanicalgarden.org/plantfinder/PlantFinderDetails.aspx?taxonid=286103</text:p>
          </table:table-cell>
          <table:table-cell office:value-type="string" office:string-value="https://www.floraweb.de/php/taxonomie.php?taxon-id=26302">
            <text:p>https://www.floraweb.de/php/taxonomie.php?taxon-id=26302</text:p>
          </table:table-cell>
          <table:table-cell office:value-type="string" office:string-value="https://www.infoflora.ch/en/flora/anemone-blanda.html">
            <text:p>https://www.infoflora.ch/en/flora/anemone-blanda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llistemon">
            <text:p>Callistemon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871">
            <text:p>https://www.missouribotanicalgarden.org/PlantFinder/PlantFinderDetails.aspx?taxonid=2828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yrtus">
            <text:p>Myrt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870">
            <text:p>https://www.missouribotanicalgarden.org/PlantFinder/PlantFinderDetails.aspx?taxonid=2828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Jacaranda mimosifolia">
            <text:p>Jacaranda mimosifolia</text:p>
          </table:table-cell>
          <table:table-cell office:value-type="string" office:string-value="https://floraveg.eu/taxon/overview/Jacaranda%20mimosifolia">
            <text:p>https://floraveg.eu/taxon/overview/Jacaranda%20mimosifolia</text:p>
          </table:table-cell>
          <table:table-cell office:value-type="string" office:string-value="https://www.missouribotanicalgarden.org/PlantFinder/PlantFinderDetails.aspx?kempercode=a873">
            <text:p>https://www.missouribotanicalgarden.org/PlantFinder/PlantFinderDetails.aspx?kempercode=a8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unica granatum">
            <text:p>Punica granatum</text:p>
          </table:table-cell>
          <table:table-cell office:value-type="string" office:string-value="https://floraveg.eu/taxon/overview/Punica%20granatum">
            <text:p>https://floraveg.eu/taxon/overview/Punica%20granatum</text:p>
          </table:table-cell>
          <table:table-cell office:value-type="string" office:string-value="https://www.missouribotanicalgarden.org/PlantFinder/PlantFinderDetails.aspx?taxonid=286059">
            <text:p>https://www.missouribotanicalgarden.org/PlantFinder/PlantFinderDetails.aspx?taxonid=286059</text:p>
          </table:table-cell>
          <table:table-cell office:value-type="string">
            <text:p/>
          </table:table-cell>
          <table:table-cell office:value-type="string" office:string-value="https://www.infoflora.ch/en/flora/punica-granatum.html">
            <text:p>https://www.infoflora.ch/en/flora/punica-granatum.html</text:p>
          </table:table-cell>
          <table:table-cell office:value-type="string" office:string-value="https://pfaf.org/user/Plant.aspx?LatinName=Punica+granatum">
            <text:p>https://pfaf.org/user/Plant.aspx?LatinName=Punica+granatum</text:p>
          </table:table-cell>
          <table:table-cell office:value-type="string">
            <text:p/>
          </table:table-cell>
        </table:table-row>
        <table:table-row>
          <table:table-cell office:value-type="string" office:string-value="Pittosporum tobira">
            <text:p>Pittosporum tobira</text:p>
          </table:table-cell>
          <table:table-cell office:value-type="string" office:string-value="https://floraveg.eu/taxon/overview/Pittosporum%20tobira">
            <text:p>https://floraveg.eu/taxon/overview/Pittosporum%20tobira</text:p>
          </table:table-cell>
          <table:table-cell office:value-type="string" office:string-value="https://www.missouribotanicalgarden.org/PlantFinder/PlantFinderDetails.aspx?taxonid=285126&amp;isprofile=0&amp;pt=2">
            <text:p>https://www.missouribotanicalgarden.org/PlantFinder/PlantFinderDetails.aspx?taxonid=285126&amp;isprofile=0&amp;pt=2</text:p>
          </table:table-cell>
          <table:table-cell office:value-type="string">
            <text:p/>
          </table:table-cell>
          <table:table-cell office:value-type="string" office:string-value="https://www.infoflora.ch/en/flora/pittosporum-tobira.html">
            <text:p>https://www.infoflora.ch/en/flora/pittosporum-tobira.html</text:p>
          </table:table-cell>
          <table:table-cell office:value-type="string" office:string-value="https://pfaf.org/user/Plant.aspx?LatinName=Pittosporum+tobira">
            <text:p>https://pfaf.org/user/Plant.aspx?LatinName=Pittosporum+tobira</text:p>
          </table:table-cell>
          <table:table-cell office:value-type="string">
            <text:p/>
          </table:table-cell>
        </table:table-row>
        <table:table-row>
          <table:table-cell office:value-type="string" office:string-value="Sixalix atropurpurea">
            <text:p>Sixalix atropurpurea</text:p>
          </table:table-cell>
          <table:table-cell office:value-type="string">
            <text:p>https://floraveg.eu/taxon/overview/Sixalix%20atropurpu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ntana">
            <text:p>Lantan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523">
            <text:p>https://www.missouribotanicalgarden.org/PlantFinder/PlantFinderDetails.aspx?kempercode=a5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ibiscus">
            <text:p>Hibisc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9953&amp;n=1">
            <text:p>https://www.missouribotanicalgarden.org/PlantFinder/PlantFinderDetails.aspx?taxonid=299953&amp;n=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obinia pseudoacacia">
            <text:p>Robinia pseudoacacia</text:p>
          </table:table-cell>
          <table:table-cell office:value-type="string" office:string-value="https://floraveg.eu/taxon/overview/Robinia%20pseudoacacia">
            <text:p>https://floraveg.eu/taxon/overview/Robinia%20pseudoacacia</text:p>
          </table:table-cell>
          <table:table-cell office:value-type="string" office:string-value="https://www.missouribotanicalgarden.org/PlantFinder/PlantFinderDetails.aspx?kempercode=c143%22">
            <text:p>https://www.missouribotanicalgarden.org/PlantFinder/PlantFinderDetails.aspx?kempercode=c143%22</text:p>
          </table:table-cell>
          <table:table-cell office:value-type="string" office:string-value="https://www.floraweb.de/php/taxonomie.php?taxon-id=4855">
            <text:p>https://www.floraweb.de/php/taxonomie.php?taxon-id=4855</text:p>
          </table:table-cell>
          <table:table-cell office:value-type="string" office:string-value="https://www.infoflora.ch/en/flora/robinia-pseudoacacia.html">
            <text:p>https://www.infoflora.ch/en/flora/robinia-pseudoacacia.html</text:p>
          </table:table-cell>
          <table:table-cell office:value-type="string" office:string-value="https://pfaf.org/user/Plant.aspx?LatinName=Robinia+pseudoacacia">
            <text:p>https://pfaf.org/user/Plant.aspx?LatinName=Robinia+pseudoacacia</text:p>
          </table:table-cell>
          <table:table-cell office:value-type="string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888">
            <text:p>https://www.missouribotanicalgarden.org/PlantFinder/PlantFinderDetails.aspx?kempercode=a8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tharanthus Roseus (syn. Vinca rosea)">
            <text:p>Catharanthus Roseus (syn. Vinca rosea)</text:p>
          </table:table-cell>
          <table:table-cell office:value-type="string">
            <text:p>https://floraveg.eu/taxon/overview/Catharanthus%20roseus</text:p>
          </table:table-cell>
          <table:table-cell office:value-type="string" office:string-value="http://www.missouribotanicalgarden.org/PlantFinder/PlantFinderProfileResults.aspx?basic=Catharanthus%20roseus">
            <text:p>http://www.missouribotanicalgarden.org/PlantFinder/PlantFinderProfileResults.aspx?basic=Catharanthus%20rose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rataegus">
            <text:p>Crataeg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4503&amp;isprofile=0&amp;">
            <text:p>https://www.missouribotanicalgarden.org/PlantFinder/PlantFinderDetails.aspx?taxonid=264503&amp;isprofile=0&amp;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ylocereus">
            <text:p>Hylocereus</text:p>
          </table:table-cell>
          <table:table-cell office:value-type="string">
            <text:p/>
          </table:table-cell>
          <table:table-cell office:value-type="string" office:string-value="http://www.mobot.org/mobot/gentry/123/samerica/AMOTAPE.xls">
            <text:p>http://www.mobot.org/mobot/gentry/123/samerica/AMOTAPE.x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chefflera">
            <text:p>Scheffler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6615">
            <text:p>https://www.missouribotanicalgarden.org/PlantFinder/PlantFinderDetails.aspx?taxonid=2766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alus">
            <text:p>Mal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q240">
            <text:p>https://www.missouribotanicalgarden.org/PlantFinder/PlantFinderDetails.aspx?kempercode=q2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Zea mays">
            <text:p>Zea mays</text:p>
          </table:table-cell>
          <table:table-cell office:value-type="string" office:string-value="https://floraveg.eu/taxon/overview/Zea%20mays">
            <text:p>https://floraveg.eu/taxon/overview/Zea%20mays</text:p>
          </table:table-cell>
          <table:table-cell office:value-type="string" office:string-value="https://www.missouribotanicalgarden.org/PlantFinder/PlantFinderDetails.aspx?taxonid=285225&amp;isprofile=1&amp;basic=zea%20mays">
            <text:p>https://www.missouribotanicalgarden.org/PlantFinder/PlantFinderDetails.aspx?taxonid=285225&amp;isprofile=1&amp;basic=zea%20mays</text:p>
          </table:table-cell>
          <table:table-cell office:value-type="string" office:string-value="https://www.floraweb.de/php/taxonomie.php?taxon-id=11313">
            <text:p>https://www.floraweb.de/php/taxonomie.php?taxon-id=11313</text:p>
          </table:table-cell>
          <table:table-cell office:value-type="string" office:string-value="https://www.infoflora.ch/en/flora/zea-mays.html">
            <text:p>https://www.infoflora.ch/en/flora/zea-mays.html</text:p>
          </table:table-cell>
          <table:table-cell office:value-type="string" office:string-value="https://pfaf.org/user/Plant.aspx?LatinName=Zea+mays">
            <text:p>https://pfaf.org/user/Plant.aspx?LatinName=Zea+mays</text:p>
          </table:table-cell>
          <table:table-cell office:value-type="string">
            <text:p/>
          </table:table-cell>
        </table:table-row>
        <table:table-row>
          <table:table-cell office:value-type="string" office:string-value="Verbena">
            <text:p>Verben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z370">
            <text:p>https://www.missouribotanicalgarden.org/PlantFinder/PlantFinderDetails.aspx?kempercode=z3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yosotis">
            <text:p>Myosot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8005">
            <text:p>https://www.missouribotanicalgarden.org/PlantFinder/PlantFinderDetails.aspx?taxonid=278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entha">
            <text:p>Menth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1400">
            <text:p>https://www.missouribotanicalgarden.org/PlantFinder/PlantFinderDetails.aspx?taxonid=281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vatera">
            <text:p>Lavatera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taxonid=282600">
            <text:p>http://www.missouribotanicalgarden.org/plantfinder/PlantFinderDetails.aspx?taxonid=282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vandula">
            <text:p>Lavandu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1393&amp;isprofile=1&amp;gen=Lavandula">
            <text:p>https://www.missouribotanicalgarden.org/PlantFinder/PlantFinderDetails.aspx?taxonid=281393&amp;isprofile=1&amp;gen=Lavandu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Eustoma">
            <text:p>Eustom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0810">
            <text:p>https://www.missouribotanicalgarden.org/PlantFinder/PlantFinderDetails.aspx?taxonid=2808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hysalis">
            <text:p>Physal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b713">
            <text:p>https://www.missouribotanicalgarden.org/PlantFinder/PlantFinderDetails.aspx?kempercode=b7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esculus">
            <text:p>Aescul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1051&amp;isprofile=0&amp;basic=Aesculus">
            <text:p>https://www.missouribotanicalgarden.org/PlantFinder/PlantFinderDetails.aspx?taxonid=281051&amp;isprofile=0&amp;basic=Aescu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rctium">
            <text:p>Arctium</text:p>
          </table:table-cell>
          <table:table-cell office:value-type="string">
            <text:p/>
          </table:table-cell>
          <table:table-cell office:value-type="string" office:string-value="http://www.mobot.org/mobot/latindict/keyDetail.aspx?keyWord=bur">
            <text:p>http://www.mobot.org/mobot/latindict/keyDetail.aspx?keyWord=b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ster">
            <text:p>Aster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5376&amp;isprofile=0&amp;basic=Aster">
            <text:p>https://www.missouribotanicalgarden.org/PlantFinder/PlantFinderDetails.aspx?taxonid=275376&amp;isprofile=0&amp;basic=A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hlox">
            <text:p>Phlox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3679&amp;isprofile=0&amp;basic=Phlox">
            <text:p>https://www.missouribotanicalgarden.org/PlantFinder/PlantFinderDetails.aspx?taxonid=273679&amp;isprofile=0&amp;basic=Phlo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yringa">
            <text:p>Syring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1613&amp;isprofile=0&amp;basic=Syringa">
            <text:p>https://www.missouribotanicalgarden.org/PlantFinder/PlantFinderDetails.aspx?taxonid=261613&amp;isprofile=0&amp;basic=Syring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etunia">
            <text:p>Petu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4585&amp;isprofile=0&amp;basic=Petunia">
            <text:p>https://www.missouribotanicalgarden.org/PlantFinder/PlantFinderDetails.aspx?taxonid=264585&amp;isprofile=0&amp;basic=Petun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hodomyrtus">
            <text:p>Rhodomyrtus</text:p>
          </table:table-cell>
          <table:table-cell office:value-type="string">
            <text:p/>
          </table:table-cell>
          <table:table-cell office:value-type="string" office:string-value="http://www.mobot.org/mobot/latindict/keyDetail.aspx?keyWord=rhod">
            <text:p>http://www.mobot.org/mobot/latindict/keyDetail.aspx?keyWord=rho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ycianthes (Solanum) rantonnetii">
            <text:p>Lycianthes (Solanum) rantonnetii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lumbago">
            <text:p>Plumbago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5165&amp;isprofile=0&amp;basic=Plumbago">
            <text:p>https://www.missouribotanicalgarden.org/PlantFinder/PlantFinderDetails.aspx?taxonid=285165&amp;isprofile=0&amp;basic=Plumba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ladium bicolor">
            <text:p>Caladium bicolor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330&amp;isprofile=0&amp;basic=Caladium%20bicolor">
            <text:p>https://www.missouribotanicalgarden.org/PlantFinder/PlantFinderDetails.aspx?taxonid=276330&amp;isprofile=0&amp;basic=Caladium%20bicol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osta">
            <text:p>Host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44636&amp;isprofile=0&amp;basic=Hosta">
            <text:p>https://www.missouribotanicalgarden.org/PlantFinder/PlantFinderDetails.aspx?taxonid=244636&amp;isprofile=0&amp;basic=Hos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iola">
            <text:p>Vio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5965&amp;isprofile=0&amp;basic=Viola">
            <text:p>https://www.missouribotanicalgarden.org/PlantFinder/PlantFinderDetails.aspx?taxonid=275965&amp;isprofile=0&amp;basic=Vio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iola tricolor var. hortensis">
            <text:p>Viola tricolor var. hortensi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1/2001-06-15d.html">
            <text:p>http://www.mobot.org/mobot/bloom/2001/2001-06-15d.html</text:p>
          </table:table-cell>
          <table:table-cell office:value-type="string">
            <text:p/>
          </table:table-cell>
          <table:table-cell office:value-type="string" office:string-value="https://www.infoflora.ch/en/flora/viola-tricolor.html">
            <text:p>https://www.infoflora.ch/en/flora/viola-tricolor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iola Sororia">
            <text:p>Viola Sororia</text:p>
          </table:table-cell>
          <table:table-cell office:value-type="string" office:string-value="https://floraveg.eu/taxon/overview/Viola%20sororia">
            <text:p>https://floraveg.eu/taxon/overview/Viola%20sororia</text:p>
          </table:table-cell>
          <table:table-cell office:value-type="string" office:string-value="https://www.missouribotanicalgarden.org/PlantFinder/PlantFinderDetails.aspx?taxonid=287524&amp;isprofile=0&amp;basic=Viola%20Sororia">
            <text:p>https://www.missouribotanicalgarden.org/PlantFinder/PlantFinderDetails.aspx?taxonid=287524&amp;isprofile=0&amp;basic=Viola%20Soror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Viola+Sororia">
            <text:p>https://pfaf.org/user/Plant.aspx?LatinName=Viola+Sororia</text:p>
          </table:table-cell>
          <table:table-cell office:value-type="string">
            <text:p/>
          </table:table-cell>
        </table:table-row>
        <table:table-row>
          <table:table-cell office:value-type="string" office:string-value="Campanula">
            <text:p>Campanu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8797&amp;isprofile=0&amp;basic=Campanula">
            <text:p>https://www.missouribotanicalgarden.org/PlantFinder/PlantFinderDetails.aspx?taxonid=278797&amp;isprofile=0&amp;basic=Campanu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mpanula rotundifolia">
            <text:p>Campanula rotundifolia</text:p>
          </table:table-cell>
          <table:table-cell office:value-type="string" office:string-value="https://floraveg.eu/taxon/overview/Campanula%20rotundifolia">
            <text:p>https://floraveg.eu/taxon/overview/Campanula%20rotundifolia</text:p>
          </table:table-cell>
          <table:table-cell office:value-type="string" office:string-value="https://www.missouribotanicalgarden.org/PlantFinder/PlantFinderDetails.aspx?taxonid=278849&amp;isprofile=0&amp;basic=Campanula%20rotundifolia">
            <text:p>https://www.missouribotanicalgarden.org/PlantFinder/PlantFinderDetails.aspx?taxonid=278849&amp;isprofile=0&amp;basic=Campanula%20rotundifolia</text:p>
          </table:table-cell>
          <table:table-cell office:value-type="string" office:string-value="https://www.floraweb.de/php/taxonomie.php?taxon-id=1066">
            <text:p>https://www.floraweb.de/php/taxonomie.php?taxon-id=1066</text:p>
          </table:table-cell>
          <table:table-cell office:value-type="string" office:string-value="https://www.infoflora.ch/en/flora/campanula-rotundifolia.html">
            <text:p>https://www.infoflora.ch/en/flora/campanula-rotundifolia.html</text:p>
          </table:table-cell>
          <table:table-cell office:value-type="string" office:string-value="https://pfaf.org/user/Plant.aspx?LatinName=Campanula+rotundifolia">
            <text:p>https://pfaf.org/user/Plant.aspx?LatinName=Campanula+rotundifolia</text:p>
          </table:table-cell>
          <table:table-cell office:value-type="string">
            <text:p/>
          </table:table-cell>
        </table:table-row>
        <table:table-row>
          <table:table-cell office:value-type="string" office:string-value="Campanula Portenschlagiana">
            <text:p>Campanula Portenschlagiana</text:p>
          </table:table-cell>
          <table:table-cell office:value-type="string" office:string-value="https://floraveg.eu/taxon/overview/Campanula%20portenschlagiana">
            <text:p>https://floraveg.eu/taxon/overview/Campanula%20portenschlagiana</text:p>
          </table:table-cell>
          <table:table-cell office:value-type="string" office:string-value="https://www.missouribotanicalgarden.org/PlantFinder/PlantFinderDetails.aspx?taxonid=244585">
            <text:p>https://www.missouribotanicalgarden.org/PlantFinder/PlantFinderDetails.aspx?taxonid=244585</text:p>
          </table:table-cell>
          <table:table-cell office:value-type="string" office:string-value="https://www.floraweb.de/php/taxonomie.php?taxon-id=30239">
            <text:p>https://www.floraweb.de/php/taxonomie.php?taxon-id=30239</text:p>
          </table:table-cell>
          <table:table-cell office:value-type="string" office:string-value="https://www.infoflora.ch/en/flora/campanula-portenschlagiana.html">
            <text:p>https://www.infoflora.ch/en/flora/campanula-portenschlagiana.html</text:p>
          </table:table-cell>
          <table:table-cell office:value-type="string" office:string-value="https://pfaf.org/user/Plant.aspx?LatinName=Campanula+portenschlagiana">
            <text:p>https://pfaf.org/user/Plant.aspx?LatinName=Campanula+portenschlagiana</text:p>
          </table:table-cell>
          <table:table-cell office:value-type="string">
            <text:p/>
          </table:table-cell>
        </table:table-row>
        <table:table-row>
          <table:table-cell office:value-type="string" office:string-value="Campanula poscharskyana">
            <text:p>Campanula poscharskya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8835&amp;isprofile=0&amp;basic=Campanula%20poscharskyana">
            <text:p>https://www.missouribotanicalgarden.org/PlantFinder/PlantFinderDetails.aspx?taxonid=278835&amp;isprofile=0&amp;basic=Campanula%20poscharskyana</text:p>
          </table:table-cell>
          <table:table-cell office:value-type="string" office:string-value="https://www.floraweb.de/php/taxonomie.php?taxon-id=30238">
            <text:p>https://www.floraweb.de/php/taxonomie.php?taxon-id=30238</text:p>
          </table:table-cell>
          <table:table-cell office:value-type="string" office:string-value="https://www.infoflora.ch/en/flora/campanula-poscharskyana.html">
            <text:p>https://www.infoflora.ch/en/flora/campanula-poscharskyana.html</text:p>
          </table:table-cell>
          <table:table-cell office:value-type="string" office:string-value="https://pfaf.org/user/Plant.aspx?LatinName=Campanula+poscharskyana">
            <text:p>https://pfaf.org/user/Plant.aspx?LatinName=Campanula+poscharskyana</text:p>
          </table:table-cell>
          <table:table-cell office:value-type="string">
            <text:p/>
          </table:table-cell>
        </table:table-row>
        <table:table-row>
          <table:table-cell office:value-type="string" office:string-value="Brassica oleracea Gongylodes Group">
            <text:p>Brassica oleracea Gongylodes Group</text:p>
          </table:table-cell>
          <table:table-cell office:value-type="string" office:string-value="https://floraveg.eu/taxon/overview/Brassica%20oleracea">
            <text:p>https://floraveg.eu/taxon/overview/Brassica%20oleracea</text:p>
          </table:table-cell>
          <table:table-cell office:value-type="string" office:string-value="https://www.missouribotanicalgarden.org/PlantFinder/PlantFinderDetails.aspx?taxonid=257407&amp;isprofile=0">
            <text:p>https://www.missouribotanicalgarden.org/PlantFinder/PlantFinderDetails.aspx?taxonid=257407&amp;isprofile=0</text:p>
          </table:table-cell>
          <table:table-cell office:value-type="string" office:string-value="https://www.floraweb.de/php/artenhome.php?name-use-id=876">
            <text:p>https://www.floraweb.de/php/artenhome.php?name-use-id=876</text:p>
          </table:table-cell>
          <table:table-cell office:value-type="string" office:string-value="https://www.infoflora.ch/en/flora/brassica-oleracea.html">
            <text:p>https://www.infoflora.ch/en/flora/brassica-oleracea.html</text:p>
          </table:table-cell>
          <table:table-cell office:value-type="string" office:string-value="https://pfaf.org/user/plant.aspx?latinname=Brassica+oleracea">
            <text:p>https://pfaf.org/user/plant.aspx?latinname=Brassica+oleracea</text:p>
          </table:table-cell>
          <table:table-cell office:value-type="string">
            <text:p/>
          </table:table-cell>
        </table:table-row>
        <table:table-row>
          <table:table-cell office:value-type="string" office:string-value="Buddleja davidii">
            <text:p>Buddleja davidii</text:p>
          </table:table-cell>
          <table:table-cell office:value-type="string" office:string-value="https://floraveg.eu/taxon/overview/Buddleja%20davidii">
            <text:p>https://floraveg.eu/taxon/overview/Buddleja%20davidii</text:p>
          </table:table-cell>
          <table:table-cell office:value-type="string" office:string-value="https://www.missouribotanicalgarden.org/PlantFinder/PlantFinderDetails.aspx?taxonid=271488&amp;isprofile=0&amp;basic=Buddleja%20davidii">
            <text:p>https://www.missouribotanicalgarden.org/PlantFinder/PlantFinderDetails.aspx?taxonid=271488&amp;isprofile=0&amp;basic=Buddleja%20davidii</text:p>
          </table:table-cell>
          <table:table-cell office:value-type="string" office:string-value="https://www.floraweb.de/php/taxonomie.php?taxon-id=926">
            <text:p>https://www.floraweb.de/php/taxonomie.php?taxon-id=926</text:p>
          </table:table-cell>
          <table:table-cell office:value-type="string" office:string-value="https://www.infoflora.ch/en/flora/buddleja-davidii.html">
            <text:p>https://www.infoflora.ch/en/flora/buddleja-davidii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lumeria">
            <text:p>Plumer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6110&amp;isprofile=0&amp;basic=Plumeria">
            <text:p>https://www.missouribotanicalgarden.org/PlantFinder/PlantFinderDetails.aspx?taxonid=276110&amp;isprofile=0&amp;basic=Plumer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Nelumbo nucifera">
            <text:p>Nelumbo nucifera</text:p>
          </table:table-cell>
          <table:table-cell office:value-type="string" office:string-value="https://floraveg.eu/taxon/overview/Nelumbo%20nucifera">
            <text:p>https://floraveg.eu/taxon/overview/Nelumbo%20nucifera</text:p>
          </table:table-cell>
          <table:table-cell office:value-type="string" office:string-value="https://www.missouribotanicalgarden.org/PlantFinder/PlantFinderDetails.aspx?taxonid=282911&amp;isprofile=0&amp;basic=Nelumbo%20nucifera">
            <text:p>https://www.missouribotanicalgarden.org/PlantFinder/PlantFinderDetails.aspx?taxonid=282911&amp;isprofile=0&amp;basic=Nelumbo%20nucifera</text:p>
          </table:table-cell>
          <table:table-cell office:value-type="string">
            <text:p/>
          </table:table-cell>
          <table:table-cell office:value-type="string" office:string-value="https://www.infoflora.ch/en/flora/nelumbo-nucifera.html">
            <text:p>https://www.infoflora.ch/en/flora/nelumbo-nucifera.html</text:p>
          </table:table-cell>
          <table:table-cell office:value-type="string" office:string-value="https://pfaf.org/user/Plant.aspx?LatinName=Nelumbo+nucifera">
            <text:p>https://pfaf.org/user/Plant.aspx?LatinName=Nelumbo+nucifera</text:p>
          </table:table-cell>
          <table:table-cell office:value-type="string">
            <text:p/>
          </table:table-cell>
        </table:table-row>
        <table:table-row>
          <table:table-cell office:value-type="string" office:string-value="Hydrangea">
            <text:p>Hydrang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d370">
            <text:p>https://www.missouribotanicalgarden.org/PlantFinder/PlantFinderDetails.aspx?kempercode=d3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ydrangea macrophylla">
            <text:p>Hydrangea macrophylla</text:p>
          </table:table-cell>
          <table:table-cell office:value-type="string" office:string-value="https://floraveg.eu/taxon/overview/Hydrangea%20macrophylla">
            <text:p>https://floraveg.eu/taxon/overview/Hydrangea%20macrophylla</text:p>
          </table:table-cell>
          <table:table-cell office:value-type="string" office:string-value="https://www.missouribotanicalgarden.org/PlantFinder/PlantFinderDetails.aspx?taxonid=286874&amp;isprofile=0&amp;basic=Hydrangea%20macrophylla">
            <text:p>https://www.missouribotanicalgarden.org/PlantFinder/PlantFinderDetails.aspx?taxonid=286874&amp;isprofile=0&amp;basic=Hydrangea%20macrophylla</text:p>
          </table:table-cell>
          <table:table-cell office:value-type="string" office:string-value="https://www.floraweb.de/php/taxonomie.php?taxon-id=30960">
            <text:p>https://www.floraweb.de/php/taxonomie.php?taxon-id=30960</text:p>
          </table:table-cell>
          <table:table-cell office:value-type="string" office:string-value="https://www.infoflora.ch/en/flora/hydrangea-macrophylla.html">
            <text:p>https://www.infoflora.ch/en/flora/hydrangea-macrophylla.html</text:p>
          </table:table-cell>
          <table:table-cell office:value-type="string" office:string-value="https://pfaf.org/user/Plant.aspx?LatinName=Hydrangea+macrophylla">
            <text:p>https://pfaf.org/user/Plant.aspx?LatinName=Hydrangea+macrophylla</text:p>
          </table:table-cell>
          <table:table-cell office:value-type="string">
            <text:p/>
          </table:table-cell>
        </table:table-row>
        <table:table-row>
          <table:table-cell office:value-type="string" office:string-value="Hydrangea arborescens">
            <text:p>Hydrangea arborescens</text:p>
          </table:table-cell>
          <table:table-cell office:value-type="string" office:string-value="https://floraveg.eu/taxon/overview/Hydrangea%20arborescens">
            <text:p>https://floraveg.eu/taxon/overview/Hydrangea%20arborescens</text:p>
          </table:table-cell>
          <table:table-cell office:value-type="string" office:string-value="https://www.missouribotanicalgarden.org/PlantFinder/PlantFinderDetails.aspx?kempercode=k520">
            <text:p>https://www.missouribotanicalgarden.org/PlantFinder/PlantFinderDetails.aspx?kempercode=k520</text:p>
          </table:table-cell>
          <table:table-cell office:value-type="string" office:string-value="https://www.floraweb.de/php/taxonomie.php?taxon-id=30958">
            <text:p>https://www.floraweb.de/php/taxonomie.php?taxon-id=30958</text:p>
          </table:table-cell>
          <table:table-cell office:value-type="string">
            <text:p/>
          </table:table-cell>
          <table:table-cell office:value-type="string" office:string-value="https://pfaf.org/user/Plant.aspx?LatinName=Hydrangea+arborescens">
            <text:p>https://pfaf.org/user/Plant.aspx?LatinName=Hydrangea+arborescens</text:p>
          </table:table-cell>
          <table:table-cell office:value-type="string">
            <text:p/>
          </table:table-cell>
        </table:table-row>
        <table:table-row>
          <table:table-cell office:value-type="string" office:string-value="Santolina chamaecyparissus">
            <text:p>Santolina chamaecyparissus</text:p>
          </table:table-cell>
          <table:table-cell office:value-type="string" office:string-value="https://floraveg.eu/taxon/overview/Santolina%20chamaecyparissus">
            <text:p>https://floraveg.eu/taxon/overview/Santolina%20chamaecyparissus</text:p>
          </table:table-cell>
          <table:table-cell office:value-type="string" office:string-value="https://www.missouribotanicalgarden.org/PlantFinder/PlantFinderDetails.aspx?taxonid=277227&amp;isprofile=0&amp;basic=Santolina%20chamaecyparissus">
            <text:p>https://www.missouribotanicalgarden.org/PlantFinder/PlantFinderDetails.aspx?taxonid=277227&amp;isprofile=0&amp;basic=Santolina%20chamaecyparissus</text:p>
          </table:table-cell>
          <table:table-cell office:value-type="string" office:string-value="https://www.floraweb.de/php/taxonomie.php?taxon-id=5237">
            <text:p>https://www.floraweb.de/php/taxonomie.php?taxon-id=5237</text:p>
          </table:table-cell>
          <table:table-cell office:value-type="string" office:string-value="https://www.infoflora.ch/en/flora/santolina-chamaecyparissus.html">
            <text:p>https://www.infoflora.ch/en/flora/santolina-chamaecyparissus.html</text:p>
          </table:table-cell>
          <table:table-cell office:value-type="string" office:string-value="https://pfaf.org/user/Plant.aspx?LatinName=Santolina+chamaecyparissus">
            <text:p>https://pfaf.org/user/Plant.aspx?LatinName=Santolina+chamaecyparissus</text:p>
          </table:table-cell>
          <table:table-cell office:value-type="string">
            <text:p/>
          </table:table-cell>
        </table:table-row>
        <table:table-row>
          <table:table-cell office:value-type="string" office:string-value="Fagus sylvatica">
            <text:p>Fagus sylvatica</text:p>
          </table:table-cell>
          <table:table-cell office:value-type="string" office:string-value="https://floraveg.eu/taxon/overview/Fagus%20sylvatica">
            <text:p>https://floraveg.eu/taxon/overview/Fagus%20sylvatica</text:p>
          </table:table-cell>
          <table:table-cell office:value-type="string" office:string-value="https://www.missouribotanicalgarden.org/PlantFinder/PlantFinderDetails.aspx?taxonid=280764&amp;isprofile=0&amp;basic=Fagus%20sylvatica">
            <text:p>https://www.missouribotanicalgarden.org/PlantFinder/PlantFinderDetails.aspx?taxonid=280764&amp;isprofile=0&amp;basic=Fagus%20sylvatica</text:p>
          </table:table-cell>
          <table:table-cell office:value-type="string" office:string-value="https://www.floraweb.de/php/taxonomie.php?taxon-id=2357">
            <text:p>https://www.floraweb.de/php/taxonomie.php?taxon-id=2357</text:p>
          </table:table-cell>
          <table:table-cell office:value-type="string" office:string-value="https://www.infoflora.ch/en/flora/fagus-sylvatica.html">
            <text:p>https://www.infoflora.ch/en/flora/fagus-sylvatica.html</text:p>
          </table:table-cell>
          <table:table-cell office:value-type="string" office:string-value="https://pfaf.org/user/Plant.aspx?LatinName=Fagus+sylvatica">
            <text:p>https://pfaf.org/user/Plant.aspx?LatinName=Fagus+sylvatica</text:p>
          </table:table-cell>
          <table:table-cell office:value-type="string">
            <text:p/>
          </table:table-cell>
        </table:table-row>
        <table:table-row>
          <table:table-cell office:value-type="string" office:string-value="Begonia">
            <text:p>Bego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3129&amp;isprofile=0&amp;basic=Begonia">
            <text:p>https://www.missouribotanicalgarden.org/PlantFinder/PlantFinderDetails.aspx?taxonid=273129&amp;isprofile=0&amp;basic=Begon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anunculus">
            <text:p>Ranuncul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6205&amp;isprofile=0&amp;basic=Ranunculus">
            <text:p>https://www.missouribotanicalgarden.org/PlantFinder/PlantFinderDetails.aspx?taxonid=286205&amp;isprofile=0&amp;basic=Ranuncu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yngonium podophyllum">
            <text:p>Syngonium podophyllum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453&amp;isprofile=0&amp;basic=Syngonium%20podophyllum">
            <text:p>https://www.missouribotanicalgarden.org/PlantFinder/PlantFinderDetails.aspx?taxonid=276453&amp;isprofile=0&amp;basic=Syngonium%20podophyll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Orchidaceae">
            <text:p>Orchidaceae</text:p>
          </table:table-cell>
          <table:table-cell office:value-type="string">
            <text:p/>
          </table:table-cell>
          <table:table-cell office:value-type="string" office:string-value="https://www.mobot.org/mobot/research/apweb/orders/asparagalesweb.htm">
            <text:p>https://www.mobot.org/mobot/research/apweb/orders/asparagalesweb.ht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usa">
            <text:p>Mus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778&amp;isprofile=0&amp;basic=Musa">
            <text:p>https://www.missouribotanicalgarden.org/PlantFinder/PlantFinderDetails.aspx?taxonid=282778&amp;isprofile=0&amp;basic=Mu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Zamioculcas zamiifolia">
            <text:p>Zamioculcas zamiifoli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468&amp;isprofile=0&amp;basic=Zamioculcas%20zamiifolia">
            <text:p>https://www.missouribotanicalgarden.org/PlantFinder/PlantFinderDetails.aspx?taxonid=276468&amp;isprofile=0&amp;basic=Zamioculcas%20zamiifol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Tagetes">
            <text:p>Tagete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7371&amp;isprofile=0&amp;basic=Tagetes">
            <text:p>https://www.missouribotanicalgarden.org/PlantFinder/PlantFinderDetails.aspx?taxonid=277371&amp;isprofile=0&amp;basic=Tage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assiflora edulis">
            <text:p>Passiflora edulis</text:p>
          </table:table-cell>
          <table:table-cell office:value-type="string" office:string-value="https://floraveg.eu/taxon/overview/Passiflora%20edulis">
            <text:p>https://floraveg.eu/taxon/overview/Passiflora%20edulis</text:p>
          </table:table-cell>
          <table:table-cell office:value-type="string" office:string-value="https://www.missouribotanicalgarden.org/PlantFinder/PlantFinderDetails.aspx?taxonid=284893&amp;isprofile=0&amp;basic=Passiflora%20edulis">
            <text:p>https://www.missouribotanicalgarden.org/PlantFinder/PlantFinderDetails.aspx?taxonid=284893&amp;isprofile=0&amp;basic=Passiflora%20edu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Passiflora+edulis">
            <text:p>https://pfaf.org/user/Plant.aspx?LatinName=Passiflora+edulis</text:p>
          </table:table-cell>
          <table:table-cell office:value-type="string">
            <text:p/>
          </table:table-cell>
        </table:table-row>
        <table:table-row>
          <table:table-cell office:value-type="string" office:string-value="Cissus rhombifolia">
            <text:p>Cissus rhombifoli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b583">
            <text:p>https://www.missouribotanicalgarden.org/PlantFinder/PlantFinderDetails.aspx?kempercode=b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lianthus">
            <text:p>Helianth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7199&amp;isprofile=0&amp;basic=Helianthus">
            <text:p>https://www.missouribotanicalgarden.org/PlantFinder/PlantFinderDetails.aspx?taxonid=277199&amp;isprofile=0&amp;basic=Helianth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lianthus annuus">
            <text:p>Helianthus annuus</text:p>
          </table:table-cell>
          <table:table-cell office:value-type="string" office:string-value="https://floraveg.eu/taxon/overview/Helianthus%20annuus">
            <text:p>https://floraveg.eu/taxon/overview/Helianthus%20annuus</text:p>
          </table:table-cell>
          <table:table-cell office:value-type="string" office:string-value="https://www.missouribotanicalgarden.org/PlantFinder/PlantFinderDetails.aspx?taxonid=277199&amp;isprofile=0&amp;basic=Helianthus%20annuus">
            <text:p>https://www.missouribotanicalgarden.org/PlantFinder/PlantFinderDetails.aspx?taxonid=277199&amp;isprofile=0&amp;basic=Helianthus%20annuus</text:p>
          </table:table-cell>
          <table:table-cell office:value-type="string" office:string-value="https://www.floraweb.de/php/taxonomie.php?taxon-id=6492">
            <text:p>https://www.floraweb.de/php/taxonomie.php?taxon-id=6492</text:p>
          </table:table-cell>
          <table:table-cell office:value-type="string" office:string-value="https://www.infoflora.ch/en/flora/helianthus-annuus.html">
            <text:p>https://www.infoflora.ch/en/flora/helianthus-annuus.html</text:p>
          </table:table-cell>
          <table:table-cell office:value-type="string" office:string-value="https://pfaf.org/user/Plant.aspx?LatinName=Helianthus+annuus">
            <text:p>https://pfaf.org/user/Plant.aspx?LatinName=Helianthus+annuus</text:p>
          </table:table-cell>
          <table:table-cell office:value-type="string">
            <text:p/>
          </table:table-cell>
        </table:table-row>
        <table:table-row>
          <table:table-cell office:value-type="string" office:string-value="Helianthus tuberosus">
            <text:p>Helianthus tuberosus</text:p>
          </table:table-cell>
          <table:table-cell office:value-type="string" office:string-value="https://floraveg.eu/taxon/overview/Helianthus%20tuberosus">
            <text:p>https://floraveg.eu/taxon/overview/Helianthus%20tuberosus</text:p>
          </table:table-cell>
          <table:table-cell office:value-type="string" office:string-value="https://www.missouribotanicalgarden.org/PlantFinder/PlantFinderDetails.aspx?taxonid=277201&amp;isprofile=0&amp;basic=Helianthus%20tuberosus">
            <text:p>https://www.missouribotanicalgarden.org/PlantFinder/PlantFinderDetails.aspx?taxonid=277201&amp;isprofile=0&amp;basic=Helianthus%20tuberosus</text:p>
          </table:table-cell>
          <table:table-cell office:value-type="string" office:string-value="https://www.floraweb.de/php/taxonomie.php?taxon-id=2785">
            <text:p>https://www.floraweb.de/php/taxonomie.php?taxon-id=2785</text:p>
          </table:table-cell>
          <table:table-cell office:value-type="string" office:string-value="https://www.infoflora.ch/en/flora/helianthus-tuberosus.html">
            <text:p>https://www.infoflora.ch/en/flora/helianthus-tuberosus.html</text:p>
          </table:table-cell>
          <table:table-cell office:value-type="string" office:string-value="https://pfaf.org/user/Plant.aspx?LatinName=Helianthus+tuberosus">
            <text:p>https://pfaf.org/user/Plant.aspx?LatinName=Helianthus+tuberosus</text:p>
          </table:table-cell>
          <table:table-cell office:value-type="string">
            <text:p/>
          </table:table-cell>
        </table:table-row>
        <table:table-row>
          <table:table-cell office:value-type="string" office:string-value="Cosmos bipinnatus">
            <text:p>Cosmos bipinnatus</text:p>
          </table:table-cell>
          <table:table-cell office:value-type="string" office:string-value="https://floraveg.eu/taxon/overview/Cosmos%20bipinnatus">
            <text:p>https://floraveg.eu/taxon/overview/Cosmos%20bipinnatus</text:p>
          </table:table-cell>
          <table:table-cell office:value-type="string" office:string-value="https://www.missouribotanicalgarden.org/PlantFinder/PlantFinderDetails.aspx?taxonid=277181&amp;isprofile=0&amp;basic=Cosmos%20bipinnatus">
            <text:p>https://www.missouribotanicalgarden.org/PlantFinder/PlantFinderDetails.aspx?taxonid=277181&amp;isprofile=0&amp;basic=Cosmos%20bipinnatus</text:p>
          </table:table-cell>
          <table:table-cell office:value-type="string" office:string-value="https://www.floraweb.de/php/taxonomie.php?taxon-id=27359">
            <text:p>https://www.floraweb.de/php/taxonomie.php?taxon-id=27359</text:p>
          </table:table-cell>
          <table:table-cell office:value-type="string" office:string-value="https://www.infoflora.ch/en/flora/cosmos-bipinnatus.html">
            <text:p>https://www.infoflora.ch/en/flora/cosmos-bipinnatus.html</text:p>
          </table:table-cell>
          <table:table-cell office:value-type="string" office:string-value="https://pfaf.org/user/Plant.aspx?LatinName=Cosmos+bipinnatus">
            <text:p>https://pfaf.org/user/Plant.aspx?LatinName=Cosmos+bipinnatus</text:p>
          </table:table-cell>
          <table:table-cell office:value-type="string">
            <text:p/>
          </table:table-cell>
        </table:table-row>
        <table:table-row>
          <table:table-cell office:value-type="string" office:string-value="Aglaonema">
            <text:p>Aglaonem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6174&amp;isprofile=0&amp;basic=Aglaonema">
            <text:p>https://www.missouribotanicalgarden.org/PlantFinder/PlantFinderDetails.aspx?taxonid=276174&amp;isprofile=0&amp;basic=Aglaone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rimula">
            <text:p>Primu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2671&amp;isprofile=0&amp;basic=Primula">
            <text:p>https://www.missouribotanicalgarden.org/PlantFinder/PlantFinderDetails.aspx?taxonid=252671&amp;isprofile=0&amp;basic=Primu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cilla">
            <text:p>Scil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45856&amp;isprofile=0&amp;basic=Scilla">
            <text:p>https://www.missouribotanicalgarden.org/PlantFinder/PlantFinderDetails.aspx?taxonid=445856&amp;isprofile=0&amp;basic=Scil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Narcissus">
            <text:p>Narciss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1021&amp;isprofile=0&amp;basic=Narcissus">
            <text:p>https://www.missouribotanicalgarden.org/PlantFinder/PlantFinderDetails.aspx?taxonid=251021&amp;isprofile=0&amp;basic=Narciss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upinus">
            <text:p>Lupin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4504&amp;isprofile=0&amp;basic=Lupinus">
            <text:p>https://www.missouribotanicalgarden.org/PlantFinder/PlantFinderDetails.aspx?taxonid=264504&amp;isprofile=0&amp;basic=Lupin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upinus polyphyllus">
            <text:p>Lupinus polyphyllus</text:p>
          </table:table-cell>
          <table:table-cell office:value-type="string" office:string-value="https://floraveg.eu/taxon/overview/Lupinus%20polyphyllus">
            <text:p>https://floraveg.eu/taxon/overview/Lupinus%20polyphyllus</text:p>
          </table:table-cell>
          <table:table-cell office:value-type="string" office:string-value="https://www.missouribotanicalgarden.org/PlantFinder/PlantFinderDetails.aspx?kempercode=b764">
            <text:p>https://www.missouribotanicalgarden.org/PlantFinder/PlantFinderDetails.aspx?kempercode=b764</text:p>
          </table:table-cell>
          <table:table-cell office:value-type="string" office:string-value="https://www.floraweb.de/php/taxonomie.php?taxon-id=3524">
            <text:p>https://www.floraweb.de/php/taxonomie.php?taxon-id=3524</text:p>
          </table:table-cell>
          <table:table-cell office:value-type="string" office:string-value="https://www.infoflora.ch/en/flora/lupinus-polyphyllus.html">
            <text:p>https://www.infoflora.ch/en/flora/lupinus-polyphyllus.html</text:p>
          </table:table-cell>
          <table:table-cell office:value-type="string" office:string-value="https://pfaf.org/user/Plant.aspx?LatinName=Lupinus+polyphyllus">
            <text:p>https://pfaf.org/user/Plant.aspx?LatinName=Lupinus+polyphyllus</text:p>
          </table:table-cell>
          <table:table-cell office:value-type="string">
            <text:p/>
          </table:table-cell>
        </table:table-row>
        <table:table-row>
          <table:table-cell office:value-type="string" office:string-value="Lupinus latifolius">
            <text:p>Lupinus latifoliu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upinus Rivularis">
            <text:p>Lupinus Rivular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ortals/0/Science%20and%20Conservation/PDFs/REU/2017/Presentation_Bergh.pdf">
            <text:p>https://www.missouribotanicalgarden.org/Portals/0/Science%20and%20Conservation/PDFs/REU/2017/Presentation_Bergh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upinus pilosus">
            <text:p>Lupinus pilosus</text:p>
          </table:table-cell>
          <table:table-cell office:value-type="string" office:string-value="https://floraveg.eu/taxon/overview/Lupinus%20pilosus">
            <text:p>https://floraveg.eu/taxon/overview/Lupinus%20pilosus</text:p>
          </table:table-cell>
          <table:table-cell office:value-type="string" office:string-value="http://www.mobot.org/mobot/bloom/2003/2003-03-21d.html">
            <text:p>http://www.mobot.org/mobot/bloom/2003/2003-03-21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uscari">
            <text:p>Muscari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388&amp;isprofile=0&amp;basic=Muscari">
            <text:p>https://www.missouribotanicalgarden.org/PlantFinder/PlantFinderDetails.aspx?taxonid=282388&amp;isprofile=0&amp;basic=Muscar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elargonium">
            <text:p>Pelargoni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3625&amp;isprofile=0&amp;basic=Pelargonium">
            <text:p>https://www.missouribotanicalgarden.org/PlantFinder/PlantFinderDetails.aspx?taxonid=263625&amp;isprofile=0&amp;basic=Pelargon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librachoa">
            <text:p>Calibracho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4585&amp;isprofile=0&amp;basic=Calibrachoa">
            <text:p>https://www.missouribotanicalgarden.org/PlantFinder/PlantFinderDetails.aspx?taxonid=264585&amp;isprofile=0&amp;basic=Calibracho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oleus">
            <text:p>Cole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360094&amp;isprofile=0&amp;basic=Coleus">
            <text:p>https://www.missouribotanicalgarden.org/PlantFinder/PlantFinderDetails.aspx?taxonid=360094&amp;isprofile=0&amp;basic=Cole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loe">
            <text:p>Aloe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5719&amp;isprofile=0&amp;basic=Aloe">
            <text:p>https://www.missouribotanicalgarden.org/PlantFinder/PlantFinderDetails.aspx?taxonid=275719&amp;isprofile=0&amp;basic=Alo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Delphinium">
            <text:p>Delphini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8796&amp;isprofile=0&amp;basic=Delphinium">
            <text:p>https://www.missouribotanicalgarden.org/PlantFinder/PlantFinderDetails.aspx?taxonid=298796&amp;isprofile=0&amp;basic=Delphin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Brunnera">
            <text:p>Brunner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43231&amp;isprofile=0&amp;basic=Brunnera">
            <text:p>https://www.missouribotanicalgarden.org/PlantFinder/PlantFinderDetails.aspx?taxonid=243231&amp;isprofile=0&amp;basic=Brunn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Betula">
            <text:p>Betu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42278&amp;isprofile=0&amp;basic=Betula">
            <text:p>https://www.missouribotanicalgarden.org/PlantFinder/PlantFinderDetails.aspx?taxonid=242278&amp;isprofile=0&amp;basic=Betu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Rudbeckia">
            <text:p>Rudbeck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41833&amp;isprofile=0&amp;basic=Rudbeckia">
            <text:p>https://www.missouribotanicalgarden.org/PlantFinder/PlantFinderDetails.aspx?taxonid=441833&amp;isprofile=0&amp;basic=Rudbeck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entaurea">
            <text:p>Centaur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7177&amp;isprofile=0&amp;basic=Centaurea">
            <text:p>https://www.missouribotanicalgarden.org/PlantFinder/PlantFinderDetails.aspx?taxonid=277177&amp;isprofile=0&amp;basic=Centau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entaurea cyanus">
            <text:p>Centaurea cyan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7177&amp;isprofile=0&amp;basic=Centaurea%20cyanus">
            <text:p>https://www.missouribotanicalgarden.org/PlantFinder/PlantFinderDetails.aspx?taxonid=277177&amp;isprofile=0&amp;basic=Centaurea%20cyanus</text:p>
          </table:table-cell>
          <table:table-cell office:value-type="string" office:string-value="https://www.floraweb.de/php/taxonomie.php?taxon-id=1344">
            <text:p>https://www.floraweb.de/php/taxonomie.php?taxon-id=1344</text:p>
          </table:table-cell>
          <table:table-cell office:value-type="string" office:string-value="https://www.infoflora.ch/en/flora/centaurea-cyanus.html">
            <text:p>https://www.infoflora.ch/en/flora/centaurea-cyanus.html</text:p>
          </table:table-cell>
          <table:table-cell office:value-type="string" office:string-value="https://pfaf.org/user/Plant.aspx?LatinName=Centaurea+cyanus">
            <text:p>https://pfaf.org/user/Plant.aspx?LatinName=Centaurea+cyanus</text:p>
          </table:table-cell>
          <table:table-cell office:value-type="string">
            <text:p/>
          </table:table-cell>
        </table:table-row>
        <table:table-row>
          <table:table-cell office:value-type="string" office:string-value="Astrantia">
            <text:p>Astrant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2946&amp;isprofile=0&amp;basic=Astrantia">
            <text:p>https://www.missouribotanicalgarden.org/PlantFinder/PlantFinderDetails.aspx?taxonid=272946&amp;isprofile=0&amp;basic=Astrant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Geranium">
            <text:p>Gerani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8372&amp;isprofile=0&amp;basic=Geranium">
            <text:p>https://www.missouribotanicalgarden.org/PlantFinder/PlantFinderDetails.aspx?taxonid=258372&amp;isprofile=0&amp;basic=Geran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Geranium magnificum">
            <text:p>Geranium magnificum</text:p>
          </table:table-cell>
          <table:table-cell office:value-type="string" office:string-value="https://floraveg.eu/taxon/overview/Geranium%20x%20magnificum">
            <text:p>https://floraveg.eu/taxon/overview/Geranium%20x%20magnificum</text:p>
          </table:table-cell>
          <table:table-cell office:value-type="string" office:string-value="https://www.missouribotanicalgarden.org/PlantFinder/PlantFinderDetails.aspx?taxonid=249998&amp;isprofile=0&amp;pt=8">
            <text:p>https://www.missouribotanicalgarden.org/PlantFinder/PlantFinderDetails.aspx?taxonid=249998&amp;isprofile=0&amp;pt=8</text:p>
          </table:table-cell>
          <table:table-cell office:value-type="string" office:string-value="https://www.floraweb.de/php/taxonomie.php?taxon-id=30122">
            <text:p>https://www.floraweb.de/php/taxonomie.php?taxon-id=301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Bellis perennis">
            <text:p>Bellis perennis</text:p>
          </table:table-cell>
          <table:table-cell office:value-type="string" office:string-value="https://floraveg.eu/taxon/overview/Bellis%20perennis">
            <text:p>https://floraveg.eu/taxon/overview/Bellis%20perennis</text:p>
          </table:table-cell>
          <table:table-cell office:value-type="string" office:string-value="https://www.missouribotanicalgarden.org/PlantFinder/PlantFinderDetails.aspx?taxonid=277170&amp;isprofile=0&amp;basic=Bellis%20perennis">
            <text:p>https://www.missouribotanicalgarden.org/PlantFinder/PlantFinderDetails.aspx?taxonid=277170&amp;isprofile=0&amp;basic=Bellis%20perennis</text:p>
          </table:table-cell>
          <table:table-cell office:value-type="string" office:string-value="https://www.floraweb.de/php/taxonomie.php?taxon-id=814">
            <text:p>https://www.floraweb.de/php/taxonomie.php?taxon-id=814</text:p>
          </table:table-cell>
          <table:table-cell office:value-type="string" office:string-value="https://www.infoflora.ch/en/flora/bellis-perennis.html">
            <text:p>https://www.infoflora.ch/en/flora/bellis-perennis.html</text:p>
          </table:table-cell>
          <table:table-cell office:value-type="string" office:string-value="https://pfaf.org/user/Plant.aspx?LatinName=Bellis+perennis">
            <text:p>https://pfaf.org/user/Plant.aspx?LatinName=Bellis+perennis</text:p>
          </table:table-cell>
          <table:table-cell office:value-type="string">
            <text:p/>
          </table:table-cell>
        </table:table-row>
        <table:table-row>
          <table:table-cell office:value-type="string" office:string-value="Lamprocapnos (old: Dicentra)">
            <text:p>Lamprocapnos (old: Dicentra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Gaillardia">
            <text:p>Gaillard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2119&amp;isprofile=0&amp;basic=Gaillardia">
            <text:p>https://www.missouribotanicalgarden.org/PlantFinder/PlantFinderDetails.aspx?taxonid=292119&amp;isprofile=0&amp;basic=Gaillard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Galanthus">
            <text:p>Galanth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5842&amp;isprofile=0&amp;basic=Galanthus">
            <text:p>https://www.missouribotanicalgarden.org/PlantFinder/PlantFinderDetails.aspx?taxonid=275842&amp;isprofile=0&amp;basic=Galanth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elosia">
            <text:p>Celos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41073&amp;isprofile=0&amp;basic=Celosia">
            <text:p>https://www.missouribotanicalgarden.org/PlantFinder/PlantFinderDetails.aspx?taxonid=441073&amp;isprofile=0&amp;basic=Celos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Opuntia">
            <text:p>Opunt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41479&amp;isprofile=0&amp;basic=Opuntia">
            <text:p>https://www.missouribotanicalgarden.org/PlantFinder/PlantFinderDetails.aspx?taxonid=441479&amp;isprofile=0&amp;basic=Opunt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latycodon grandiflorus">
            <text:p>Platycodon grandiflorus</text:p>
          </table:table-cell>
          <table:table-cell office:value-type="string" office:string-value="https://floraveg.eu/taxon/overview/Platycodon%20grandiflorus">
            <text:p>https://floraveg.eu/taxon/overview/Platycodon%20grandiflorus</text:p>
          </table:table-cell>
          <table:table-cell office:value-type="string" office:string-value="https://www.missouribotanicalgarden.org/PlantFinder/PlantFinderDetails.aspx?taxonid=278881&amp;isprofile=0&amp;basic=Platycodon%20grandiflorus">
            <text:p>https://www.missouribotanicalgarden.org/PlantFinder/PlantFinderDetails.aspx?taxonid=278881&amp;isprofile=0&amp;basic=Platycodon%20grandiflorus</text:p>
          </table:table-cell>
          <table:table-cell office:value-type="string" office:string-value="https://www.floraweb.de/php/taxonomie.php?taxon-id=31190">
            <text:p>https://www.floraweb.de/php/taxonomie.php?taxon-id=31190</text:p>
          </table:table-cell>
          <table:table-cell office:value-type="string">
            <text:p/>
          </table:table-cell>
          <table:table-cell office:value-type="string" office:string-value="https://pfaf.org/user/Plant.aspx?LatinName=Platycodon+grandiflorus">
            <text:p>https://pfaf.org/user/Plant.aspx?LatinName=Platycodon+grandiflorus</text:p>
          </table:table-cell>
          <table:table-cell office:value-type="string">
            <text:p/>
          </table:table-cell>
        </table:table-row>
        <table:table-row>
          <table:table-cell office:value-type="string" office:string-value="Eucalyptus">
            <text:p>Eucalypt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368798&amp;isprofile=0&amp;basic=Eucalyptus">
            <text:p>https://www.missouribotanicalgarden.org/PlantFinder/PlantFinderDetails.aspx?taxonid=368798&amp;isprofile=0&amp;basic=Eucalyp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Zinnia">
            <text:p>Zin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618">
            <text:p>https://www.missouribotanicalgarden.org/PlantFinder/PlantFinderDetails.aspx?kempercode=a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rpobrotus edulis">
            <text:p>Carpobrotus edulis</text:p>
          </table:table-cell>
          <table:table-cell office:value-type="string" office:string-value="https://floraveg.eu/taxon/overview/Carpobrotus%20edulis">
            <text:p>https://floraveg.eu/taxon/overview/Carpobrotus%20edu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kile Maritima">
            <text:p>Cakile Maritima</text:p>
          </table:table-cell>
          <table:table-cell office:value-type="string" office:string-value="https://floraveg.eu/taxon/overview/Cakile%20maritima">
            <text:p>https://floraveg.eu/taxon/overview/Cakile%20maritima</text:p>
          </table:table-cell>
          <table:table-cell office:value-type="string" office:string-value="https://www.mobot.org/mobot/research/apweb/top/referencese_h.html">
            <text:p>https://www.mobot.org/mobot/research/apweb/top/referencese_h.html</text:p>
          </table:table-cell>
          <table:table-cell office:value-type="string" office:string-value="https://www.floraweb.de/php/taxonomie.php?taxon-id=962">
            <text:p>https://www.floraweb.de/php/taxonomie.php?taxon-id=962</text:p>
          </table:table-cell>
          <table:table-cell office:value-type="string">
            <text:p/>
          </table:table-cell>
          <table:table-cell office:value-type="string" office:string-value="https://pfaf.org/user/Plant.aspx?LatinName=Cakile+maritima">
            <text:p>https://pfaf.org/user/Plant.aspx?LatinName=Cakile+maritima</text:p>
          </table:table-cell>
          <table:table-cell office:value-type="string">
            <text:p/>
          </table:table-cell>
        </table:table-row>
        <table:table-row>
          <table:table-cell office:value-type="string" office:string-value="Crocus">
            <text:p>Croc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050&amp;isprofile=0&amp;basic=Crocus">
            <text:p>https://www.missouribotanicalgarden.org/PlantFinder/PlantFinderDetails.aspx?taxonid=282050&amp;isprofile=0&amp;basic=Croc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eronica">
            <text:p>Veronic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57103&amp;isprofile=0&amp;basic=Veronica">
            <text:p>https://www.missouribotanicalgarden.org/PlantFinder/PlantFinderDetails.aspx?taxonid=457103&amp;isprofile=0&amp;basic=Veron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eronica austriaca">
            <text:p>Veronica austriaca</text:p>
          </table:table-cell>
          <table:table-cell office:value-type="string" office:string-value="https://floraveg.eu/taxon/overview/Veronica%20austriaca">
            <text:p>https://floraveg.eu/taxon/overview/Veronica%20austriaca</text:p>
          </table:table-cell>
          <table:table-cell office:value-type="string" office:string-value="https://www.missouribotanicalgarden.org/PlantFinder/PlantFinderDetails.aspx?taxonid=287013&amp;isprofile=0&amp;basic=Veronica%20austriaca">
            <text:p>https://www.missouribotanicalgarden.org/PlantFinder/PlantFinderDetails.aspx?taxonid=287013&amp;isprofile=0&amp;basic=Veronica%20austriaca</text:p>
          </table:table-cell>
          <table:table-cell office:value-type="string" office:string-value="https://www.floraweb.de/php/taxonomie.php?taxon-id=13751">
            <text:p>https://www.floraweb.de/php/taxonomie.php?taxon-id=13751</text:p>
          </table:table-cell>
          <table:table-cell office:value-type="string" office:string-value="https://www.infoflora.ch/en/flora/veronica-austriaca.html">
            <text:p>https://www.infoflora.ch/en/flora/veronica-austriaca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eronica spicata">
            <text:p>Veronica spicata</text:p>
          </table:table-cell>
          <table:table-cell office:value-type="string" office:string-value="https://floraveg.eu/taxon/overview/Veronica%20spicata">
            <text:p>https://floraveg.eu/taxon/overview/Veronica%20spicata</text:p>
          </table:table-cell>
          <table:table-cell office:value-type="string" office:string-value="https://www.missouribotanicalgarden.org/PlantFinder/PlantFinderDetails.aspx?taxonid=299638&amp;isprofile=0&amp;basic=Veronica%20spicata">
            <text:p>https://www.missouribotanicalgarden.org/PlantFinder/PlantFinderDetails.aspx?taxonid=299638&amp;isprofile=0&amp;basic=Veronica%20spicata</text:p>
          </table:table-cell>
          <table:table-cell office:value-type="string" office:string-value="https://www.floraweb.de/php/taxonomie.php?taxon-id=6284">
            <text:p>https://www.floraweb.de/php/taxonomie.php?taxon-id=6284</text:p>
          </table:table-cell>
          <table:table-cell office:value-type="string" office:string-value="https://www.infoflora.ch/en/flora/pseudolysimachion-spicatum.html">
            <text:p>https://www.infoflora.ch/en/flora/pseudolysimachion-spicatum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riesea">
            <text:p>Vries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8203&amp;isprofile=0&amp;basic=Vriesea">
            <text:p>https://www.missouribotanicalgarden.org/PlantFinder/PlantFinderDetails.aspx?taxonid=278203&amp;isprofile=0&amp;basic=Vries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Neoregelia">
            <text:p>Neoregel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1611&amp;isprofile=0&amp;basic=Neoregelia">
            <text:p>https://www.missouribotanicalgarden.org/PlantFinder/PlantFinderDetails.aspx?taxonid=291611&amp;isprofile=0&amp;basic=Neoregel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echmea">
            <text:p>Aechm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1289&amp;isprofile=0&amp;basic=Aechmea">
            <text:p>https://www.missouribotanicalgarden.org/PlantFinder/PlantFinderDetails.aspx?taxonid=291289&amp;isprofile=0&amp;basic=Aechm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lendula">
            <text:p>Calendu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7409&amp;isprofile=0&amp;basic=Calendula">
            <text:p>https://www.missouribotanicalgarden.org/PlantFinder/PlantFinderDetails.aspx?taxonid=277409&amp;isprofile=0&amp;basic=Calendu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Banksia">
            <text:p>Banks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4994&amp;isprofile=0&amp;basic=Banksia">
            <text:p>https://www.missouribotanicalgarden.org/PlantFinder/PlantFinderDetails.aspx?taxonid=284994&amp;isprofile=0&amp;basic=Banks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burnum">
            <text:p>Laburn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0435&amp;isprofile=0&amp;basic=Laburnum">
            <text:p>https://www.missouribotanicalgarden.org/PlantFinder/PlantFinderDetails.aspx?taxonid=280435&amp;isprofile=0&amp;basic=Labur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tirrhinum">
            <text:p>Antirrhin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6520&amp;isprofile=0&amp;basic=Antirrhinum">
            <text:p>https://www.missouribotanicalgarden.org/PlantFinder/PlantFinderDetails.aspx?taxonid=266520&amp;isprofile=0&amp;basic=Antirrhi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Trachelospermum jasminoides">
            <text:p>Trachelospermum jasminoide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136&amp;isprofile=0&amp;basic=Trachelospermum%20jasminoides">
            <text:p>https://www.missouribotanicalgarden.org/PlantFinder/PlantFinderDetails.aspx?taxonid=276136&amp;isprofile=0&amp;basic=Trachelospermum%20jasmino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Trachelospermum+jasminoides">
            <text:p>https://pfaf.org/user/Plant.aspx?LatinName=Trachelospermum+jasminoides</text:p>
          </table:table-cell>
          <table:table-cell office:value-type="string">
            <text:p/>
          </table:table-cell>
        </table:table-row>
        <table:table-row>
          <table:table-cell office:value-type="string" office:string-value="Lonicera tatarica">
            <text:p>Lonicera tatarica</text:p>
          </table:table-cell>
          <table:table-cell office:value-type="string" office:string-value="https://floraveg.eu/taxon/overview/Lonicera%20tatarica">
            <text:p>https://floraveg.eu/taxon/overview/Lonicera%20tatarica</text:p>
          </table:table-cell>
          <table:table-cell office:value-type="string" office:string-value="https://www.missouribotanicalgarden.org/PlantFinder/PlantFinderDetails.aspx?taxonid=278951&amp;isprofile=0&amp;basic=Lonicera%20tatarica">
            <text:p>https://www.missouribotanicalgarden.org/PlantFinder/PlantFinderDetails.aspx?taxonid=278951&amp;isprofile=0&amp;basic=Lonicera%20tatarica</text:p>
          </table:table-cell>
          <table:table-cell office:value-type="string" office:string-value="https://www.floraweb.de/php/taxonomie.php?taxon-id=6844">
            <text:p>https://www.floraweb.de/php/taxonomie.php?taxon-id=6844</text:p>
          </table:table-cell>
          <table:table-cell office:value-type="string" office:string-value="https://www.infoflora.ch/en/flora/lonicera-tatarica.html">
            <text:p>https://www.infoflora.ch/en/flora/lonicera-tatarica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ophora japonica">
            <text:p>Sophor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54547&amp;isprofile=0&amp;basic=Sophora%20japonica">
            <text:p>https://www.missouribotanicalgarden.org/PlantFinder/PlantFinderDetails.aspx?taxonid=254547&amp;isprofile=0&amp;basic=Sophora%20japonica</text:p>
          </table:table-cell>
          <table:table-cell office:value-type="string" office:string-value="https://www.floraweb.de/php/taxonomie.php?taxon-id=31506">
            <text:p>https://www.floraweb.de/php/taxonomie.php?taxon-id=31506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Sophora+japonica">
            <text:p>https://pfaf.org/user/Plant.aspx?LatinName=Sophora+japonica</text:p>
          </table:table-cell>
          <table:table-cell office:value-type="string">
            <text:p/>
          </table:table-cell>
        </table:table-row>
        <table:table-row>
          <table:table-cell office:value-type="string" office:string-value="Hyacinthus">
            <text:p>Hyacinth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458">
            <text:p>https://www.missouribotanicalgarden.org/PlantFinder/PlantFinderDetails.aspx?kempercode=a4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stanea Sativa">
            <text:p>Castanea Sativa</text:p>
          </table:table-cell>
          <table:table-cell office:value-type="string" office:string-value="https://floraveg.eu/taxon/overview/Castanea%20sativa">
            <text:p>https://floraveg.eu/taxon/overview/Castanea%20sativa</text:p>
          </table:table-cell>
          <table:table-cell office:value-type="string" office:string-value="http://www.missouribotanicalgarden.org/plantfinder/PlantFinderDetails.aspx?taxonid=280759">
            <text:p>http://www.missouribotanicalgarden.org/plantfinder/PlantFinderDetails.aspx?taxonid=280759</text:p>
          </table:table-cell>
          <table:table-cell office:value-type="string" office:string-value="https://www.floraweb.de/php/taxonomie.php?taxon-id=1323">
            <text:p>https://www.floraweb.de/php/taxonomie.php?taxon-id=1323</text:p>
          </table:table-cell>
          <table:table-cell office:value-type="string" office:string-value="https://www.infoflora.ch/en/flora/castanea-sativa.html">
            <text:p>https://www.infoflora.ch/en/flora/castanea-sativa.html</text:p>
          </table:table-cell>
          <table:table-cell office:value-type="string" office:string-value="https://pfaf.org/user/Plant.aspx?LatinName=Castanea+sativa">
            <text:p>https://pfaf.org/user/Plant.aspx?LatinName=Castanea+sativa</text:p>
          </table:table-cell>
          <table:table-cell office:value-type="string">
            <text:p/>
          </table:table-cell>
        </table:table-row>
        <table:table-row>
          <table:table-cell office:value-type="string" office:string-value="Astilbe">
            <text:p>Astilbe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9950&amp;isprofile=0&amp;basic=Astilbe">
            <text:p>https://www.missouribotanicalgarden.org/PlantFinder/PlantFinderDetails.aspx?taxonid=269950&amp;isprofile=0&amp;basic=Astilb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grostemma">
            <text:p>Agrostemm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3607">
            <text:p>https://www.missouribotanicalgarden.org/PlantFinder/PlantFinderDetails.aspx?taxonid=2936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Trifolium">
            <text:p>Trifoli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Trifolium pratense">
            <text:p>Trifolium pratense</text:p>
          </table:table-cell>
          <table:table-cell office:value-type="string" office:string-value="https://floraveg.eu/taxon/overview/Trifolium%20pratense">
            <text:p>https://floraveg.eu/taxon/overview/Trifolium%20pratense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57">
            <text:p>https://www.floraweb.de/php/taxonomie.php?taxon-id=6057</text:p>
          </table:table-cell>
          <table:table-cell office:value-type="string" office:string-value="https://www.infoflora.ch/en/flora/trifolium-pratense.html">
            <text:p>https://www.infoflora.ch/en/flora/trifolium-pratense.html</text:p>
          </table:table-cell>
          <table:table-cell office:value-type="string" office:string-value="https://pfaf.org/user/Plant.aspx?LatinName=Trifolium+pratense">
            <text:p>https://pfaf.org/user/Plant.aspx?LatinName=Trifolium+pratense</text:p>
          </table:table-cell>
          <table:table-cell office:value-type="string">
            <text:p/>
          </table:table-cell>
        </table:table-row>
        <table:table-row>
          <table:table-cell office:value-type="string" office:string-value="Trifolium Repens">
            <text:p>Trifolium Repens</text:p>
          </table:table-cell>
          <table:table-cell office:value-type="string" office:string-value="https://floraveg.eu/taxon/overview/Trifolium%20repens">
            <text:p>https://floraveg.eu/taxon/overview/Trifolium%20repens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22">
            <text:p>https://www.floraweb.de/php/taxonomie.php?taxon-id=6022</text:p>
          </table:table-cell>
          <table:table-cell office:value-type="string" office:string-value="https://www.infoflora.ch/en/flora/trifolium-repens.html">
            <text:p>https://www.infoflora.ch/en/flora/trifolium-repens.html</text:p>
          </table:table-cell>
          <table:table-cell office:value-type="string" office:string-value="https://pfaf.org/user/Plant.aspx?LatinName=Trifolium+repens">
            <text:p>https://pfaf.org/user/Plant.aspx?LatinName=Trifolium+repens</text:p>
          </table:table-cell>
          <table:table-cell office:value-type="string">
            <text:p/>
          </table:table-cell>
        </table:table-row>
        <table:table-row>
          <table:table-cell office:value-type="string" office:string-value="Trifolium Incarnatum">
            <text:p>Trifolium Incarnatum</text:p>
          </table:table-cell>
          <table:table-cell office:value-type="string" office:string-value="https://floraveg.eu/taxon/overview/Trifolium%20incarnatum">
            <text:p>https://floraveg.eu/taxon/overview/Trifolium%20incarnatum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39">
            <text:p>https://www.floraweb.de/php/taxonomie.php?taxon-id=6039</text:p>
          </table:table-cell>
          <table:table-cell office:value-type="string" office:string-value="https://www.infoflora.ch/en/flora/trifolium-incarnatum.html">
            <text:p>https://www.infoflora.ch/en/flora/trifolium-incarnatum.html</text:p>
          </table:table-cell>
          <table:table-cell office:value-type="string" office:string-value="https://pfaf.org/user/Plant.aspx?LatinName=Trifolium+Incarnatum">
            <text:p>https://pfaf.org/user/Plant.aspx?LatinName=Trifolium+Incarnatum</text:p>
          </table:table-cell>
          <table:table-cell office:value-type="string">
            <text:p/>
          </table:table-cell>
        </table:table-row>
        <table:table-row>
          <table:table-cell office:value-type="string" office:string-value="Sempervivum">
            <text:p>Semperviv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b711">
            <text:p>https://www.missouribotanicalgarden.org/PlantFinder/PlantFinderDetails.aspx?kempercode=b7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Fatsia">
            <text:p>Fats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6608">
            <text:p>https://www.missouribotanicalgarden.org/PlantFinder/PlantFinderDetails.aspx?taxonid=2766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achira">
            <text:p>Pachir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8906&amp;isprofile=0&amp;bt=10">
            <text:p>https://www.missouribotanicalgarden.org/PlantFinder/PlantFinderDetails.aspx?taxonid=258906&amp;isprofile=0&amp;bt=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alvia">
            <text:p>Salv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2463">
            <text:p>https://www.missouribotanicalgarden.org/PlantFinder/PlantFinderDetails.aspx?taxonid=2924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alvia officinalis">
            <text:p>Salvia officinalis</text:p>
          </table:table-cell>
          <table:table-cell office:value-type="string" office:string-value="https://floraveg.eu/taxon/overview/Salvia%20officinalis">
            <text:p>https://floraveg.eu/taxon/overview/Salvia%20officinalis</text:p>
          </table:table-cell>
          <table:table-cell office:value-type="string" office:string-value="http://www.missouribotanicalgarden.org/plantfinder/PlantFinderDetails.aspx?taxonid=281464">
            <text:p>http://www.missouribotanicalgarden.org/plantfinder/PlantFinderDetails.aspx?taxonid=281464</text:p>
          </table:table-cell>
          <table:table-cell office:value-type="string" office:string-value="https://www.floraweb.de/php/taxonomie.php?taxon-id=5217">
            <text:p>https://www.floraweb.de/php/taxonomie.php?taxon-id=5217</text:p>
          </table:table-cell>
          <table:table-cell office:value-type="string" office:string-value="https://www.infoflora.ch/en/flora/salvia-officinalis.html">
            <text:p>https://www.infoflora.ch/en/flora/salvia-officinalis.html</text:p>
          </table:table-cell>
          <table:table-cell office:value-type="string" office:string-value="https://pfaf.org/user/Plant.aspx?LatinName=Salvia+officinalis">
            <text:p>https://pfaf.org/user/Plant.aspx?LatinName=Salvia+officinalis</text:p>
          </table:table-cell>
          <table:table-cell office:value-type="string">
            <text:p/>
          </table:table-cell>
        </table:table-row>
        <table:table-row>
          <table:table-cell office:value-type="string" office:string-value="Salvia pratensis">
            <text:p>Salvia pratensis</text:p>
          </table:table-cell>
          <table:table-cell office:value-type="string" office:string-value="https://floraveg.eu/taxon/overview/Salvia%20pratensis">
            <text:p>https://floraveg.eu/taxon/overview/Salvia%20pratensis</text:p>
          </table:table-cell>
          <table:table-cell office:value-type="string" office:string-value="https://www.missouribotanicalgarden.org/PlantFinder/PlantFinderDetails.aspx?taxonid=281424&amp;isprofile=0&amp;basic=Salvia%20pratensis">
            <text:p>https://www.missouribotanicalgarden.org/PlantFinder/PlantFinderDetails.aspx?taxonid=281424&amp;isprofile=0&amp;basic=Salvia%20pratensis</text:p>
          </table:table-cell>
          <table:table-cell office:value-type="string" office:string-value="https://www.floraweb.de/php/taxonomie.php?taxon-id=5220">
            <text:p>https://www.floraweb.de/php/taxonomie.php?taxon-id=5220</text:p>
          </table:table-cell>
          <table:table-cell office:value-type="string" office:string-value="https://www.infoflora.ch/en/flora/salvia-pratensis.html">
            <text:p>https://www.infoflora.ch/en/flora/salvia-pratensis.html</text:p>
          </table:table-cell>
          <table:table-cell office:value-type="string" office:string-value="https://pfaf.org/user/Plant.aspx?LatinName=Salvia+pratensis">
            <text:p>https://pfaf.org/user/Plant.aspx?LatinName=Salvia+pratensis</text:p>
          </table:table-cell>
          <table:table-cell office:value-type="string">
            <text:p/>
          </table:table-cell>
        </table:table-row>
        <table:table-row>
          <table:table-cell office:value-type="string" office:string-value="Salvia farinacea">
            <text:p>Salvia farinacea</text:p>
          </table:table-cell>
          <table:table-cell office:value-type="string">
            <text:p>no</text:p>
          </table:table-cell>
          <table:table-cell office:value-type="string" office:string-value="https://www.missouribotanicalgarden.org/PlantFinder/PlantFinderDetails.aspx?kempercode=a605">
            <text:p>https://www.missouribotanicalgarden.org/PlantFinder/PlantFinderDetails.aspx?kempercode=a6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alvia rosmarinus">
            <text:p>Salvia rosmarinus</text:p>
          </table:table-cell>
          <table:table-cell office:value-type="string">
            <text:p>no</text:p>
          </table:table-cell>
          <table:table-cell office:value-type="string" office:string-value="https://www.missouribotanicalgarden.org/PlantFinder/PlantFinderDetails.aspx?taxonid=444418&amp;isprofile=0&amp;basic=Salvia%20rosmarinus">
            <text:p>https://www.missouribotanicalgarden.org/PlantFinder/PlantFinderDetails.aspx?taxonid=444418&amp;isprofile=0&amp;basic=Salvia%20rosmarin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lectranthus">
            <text:p>Plectranth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8492&amp;isprofile=0&amp;basic=Plectranthus">
            <text:p>https://www.missouribotanicalgarden.org/PlantFinder/PlantFinderDetails.aspx?taxonid=268492&amp;isprofile=0&amp;basic=Plectranth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Malva">
            <text:p>Malv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618&amp;isprofile=0&amp;basic=Malva">
            <text:p>https://www.missouribotanicalgarden.org/PlantFinder/PlantFinderDetails.aspx?taxonid=282618&amp;isprofile=0&amp;basic=Ma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ornus Florida">
            <text:p>Cornus Florida</text:p>
          </table:table-cell>
          <table:table-cell office:value-type="string" office:string-value="https://floraveg.eu/taxon/overview/Cornus%20florida">
            <text:p>https://floraveg.eu/taxon/overview/Cornus%20florida</text:p>
          </table:table-cell>
          <table:table-cell office:value-type="string" office:string-value="https://www.missouribotanicalgarden.org/PlantFinder/PlantFinderDetails.aspx?kempercode=c280">
            <text:p>https://www.missouribotanicalgarden.org/PlantFinder/PlantFinderDetails.aspx?kempercode=c2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Cornus+florida">
            <text:p>https://pfaf.org/user/Plant.aspx?LatinName=Cornus+florida</text:p>
          </table:table-cell>
          <table:table-cell office:value-type="string">
            <text:p/>
          </table:table-cell>
        </table:table-row>
        <table:table-row>
          <table:table-cell office:value-type="string" office:string-value="Cornus sericea">
            <text:p>Cornus sericea</text:p>
          </table:table-cell>
          <table:table-cell office:value-type="string" office:string-value="https://floraveg.eu/taxon/overview/Cornus%20sericea">
            <text:p>https://floraveg.eu/taxon/overview/Cornus%20sericea</text:p>
          </table:table-cell>
          <table:table-cell office:value-type="string" office:string-value="http://www.missouribotanicalgarden.org/plantfinder/PlantFinderDetails.aspx?taxonid=279363">
            <text:p>http://www.missouribotanicalgarden.org/plantfinder/PlantFinderDetails.aspx?taxonid=279363</text:p>
          </table:table-cell>
          <table:table-cell office:value-type="string" office:string-value="https://www.floraweb.de/php/taxonomie.php?taxon-id=1651">
            <text:p>https://www.floraweb.de/php/taxonomie.php?taxon-id=1651</text:p>
          </table:table-cell>
          <table:table-cell office:value-type="string" office:string-value="https://www.infoflora.ch/en/flora/cornus-sericea.html">
            <text:p>https://www.infoflora.ch/en/flora/cornus-sericea.html</text:p>
          </table:table-cell>
          <table:table-cell office:value-type="string" office:string-value="https://pfaf.org/user/Plant.aspx?LatinName=Cornus+sericea">
            <text:p>https://pfaf.org/user/Plant.aspx?LatinName=Cornus+sericea</text:p>
          </table:table-cell>
          <table:table-cell office:value-type="string">
            <text:p/>
          </table:table-cell>
        </table:table-row>
        <table:table-row>
          <table:table-cell office:value-type="string" office:string-value="Edgeworthia chrysantha">
            <text:p>Edgeworthia chrysantha</text:p>
          </table:table-cell>
          <table:table-cell office:value-type="string">
            <text:p>no</text:p>
          </table:table-cell>
          <table:table-cell office:value-type="string" office:string-value="http://www.missouribotanicalgarden.org/plantfinder/PlantFinderDetails.aspx?taxonid=293415">
            <text:p>http://www.missouribotanicalgarden.org/plantfinder/PlantFinderDetails.aspx?taxonid=2934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Edgeworthia+chrysantha">
            <text:p>https://pfaf.org/user/Plant.aspx?LatinName=Edgeworthia+chrysantha</text:p>
          </table:table-cell>
          <table:table-cell office:value-type="string">
            <text:p/>
          </table:table-cell>
        </table:table-row>
        <table:table-row>
          <table:table-cell office:value-type="string" office:string-value="Angelonia">
            <text:p>Angelonia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kempercode=b444">
            <text:p>http://www.missouribotanicalgarden.org/PlantFinder/PlantFinderDetails.aspx?kempercode=b4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ynara cardunculus">
            <text:p>Cynara cardunculus</text:p>
          </table:table-cell>
          <table:table-cell office:value-type="string" office:string-value="https://floraveg.eu/taxon/overview/Cynara%20cardunculus">
            <text:p>https://floraveg.eu/taxon/overview/Cynara%20cardunculus</text:p>
          </table:table-cell>
          <table:table-cell office:value-type="string" office:string-value="https://www.missouribotanicalgarden.org/PlantFinder/PlantFinderDetails.aspx?taxonid=277562&amp;isprofile=0&amp;chr=19">
            <text:p>https://www.missouribotanicalgarden.org/PlantFinder/PlantFinderDetails.aspx?taxonid=277562&amp;isprofile=0&amp;chr=19</text:p>
          </table:table-cell>
          <table:table-cell office:value-type="string" office:string-value="https://www.floraweb.de/php/taxonomie.php?taxon-id=27377">
            <text:p>https://www.floraweb.de/php/taxonomie.php?taxon-id=27377</text:p>
          </table:table-cell>
          <table:table-cell office:value-type="string" office:string-value="https://www.infoflora.ch/en/flora/cynara-cardunculus.html">
            <text:p>https://www.infoflora.ch/en/flora/cynara-cardunculus.html</text:p>
          </table:table-cell>
          <table:table-cell office:value-type="string" office:string-value="https://pfaf.org/user/Plant.aspx?LatinName=Cynara+cardunculus">
            <text:p>https://pfaf.org/user/Plant.aspx?LatinName=Cynara+cardunculus</text:p>
          </table:table-cell>
          <table:table-cell office:value-type="string">
            <text:p/>
          </table:table-cell>
        </table:table-row>
        <table:table-row>
          <table:table-cell office:value-type="string" office:string-value="Jasminum polyanthum">
            <text:p>Jasminum polyanthum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1996/040596d.html">
            <text:p>http://www.mobot.org/mobot/bloom/1996/040596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anchezia">
            <text:p>Sanchezia</text:p>
          </table:table-cell>
          <table:table-cell office:value-type="string">
            <text:p/>
          </table:table-cell>
          <table:table-cell office:value-type="string" office:string-value="http://www.mobot.org/mobot/bloom/1995/102795d.html">
            <text:p>http://www.mobot.org/mobot/bloom/1995/102795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geratum">
            <text:p>Agerat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557">
            <text:p>https://www.missouribotanicalgarden.org/PlantFinder/PlantFinderDetails.aspx?kempercode=a5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quilegia vulgaris">
            <text:p>Aquilegia vulgaris</text:p>
          </table:table-cell>
          <table:table-cell office:value-type="string" office:string-value="https://floraveg.eu/taxon/overview/Aquilegia%20vulgaris">
            <text:p>https://floraveg.eu/taxon/overview/Aquilegia%20vulgaris</text:p>
          </table:table-cell>
          <table:table-cell office:value-type="string" office:string-value="https://www.missouribotanicalgarden.org/PlantFinder/PlantFinderDetails.aspx?taxonid=286072">
            <text:p>https://www.missouribotanicalgarden.org/PlantFinder/PlantFinderDetails.aspx?taxonid=286072</text:p>
          </table:table-cell>
          <table:table-cell office:value-type="string" office:string-value="https://www.floraweb.de/php/taxonomie.php?taxon-id=508">
            <text:p>https://www.floraweb.de/php/taxonomie.php?taxon-id=508</text:p>
          </table:table-cell>
          <table:table-cell office:value-type="string" office:string-value="https://www.infoflora.ch/en/flora/aquilegia-vulgaris.html">
            <text:p>https://www.infoflora.ch/en/flora/aquilegia-vulgaris.html</text:p>
          </table:table-cell>
          <table:table-cell office:value-type="string" office:string-value="https://pfaf.org/user/Plant.aspx?LatinName=Aquilegia+vulgaris">
            <text:p>https://pfaf.org/user/Plant.aspx?LatinName=Aquilegia+vulgaris</text:p>
          </table:table-cell>
          <table:table-cell office:value-type="string">
            <text:p/>
          </table:table-cell>
        </table:table-row>
        <table:table-row>
          <table:table-cell office:value-type="string" office:string-value="Aubrieta">
            <text:p>Aubrieta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kempercode=h340">
            <text:p>http://www.missouribotanicalgarden.org/PlantFinder/PlantFinderDetails.aspx?kempercode=h3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tharanthus Roseus">
            <text:p>Catharanthus Roseus</text:p>
          </table:table-cell>
          <table:table-cell office:value-type="string" office:string-value="https://floraveg.eu/taxon/overview/Catharanthus%20roseus">
            <text:p>https://floraveg.eu/taxon/overview/Catharanthus%20roseus</text:p>
          </table:table-cell>
          <table:table-cell office:value-type="string" office:string-value="https://www.missouribotanicalgarden.org/PlantFinder/PlantFinderDetails.aspx?kempercode=a569">
            <text:p>https://www.missouribotanicalgarden.org/PlantFinder/PlantFinderDetails.aspx?kempercode=a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Catharanthus+roseus">
            <text:p>https://pfaf.org/user/Plant.aspx?LatinName=Catharanthus+roseus</text:p>
          </table:table-cell>
          <table:table-cell office:value-type="string">
            <text:p/>
          </table:table-cell>
        </table:table-row>
        <table:table-row>
          <table:table-cell office:value-type="string" office:string-value="Fittonia">
            <text:p>Fitto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3705&amp;isprofile=0&amp;basic=Fittonia">
            <text:p>https://www.missouribotanicalgarden.org/PlantFinder/PlantFinderDetails.aspx?taxonid=263705&amp;isprofile=0&amp;basic=Fitton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Fumaria">
            <text:p>Fumaria</text:p>
          </table:table-cell>
          <table:table-cell office:value-type="string">
            <text:p/>
          </table:table-cell>
          <table:table-cell office:value-type="string" office:string-value="http://www.missouribotanicalgarden.org/gardens-gardening/your-garden/plant-finder/plant-details/kc/y840/corydalis-lutea.aspx">
            <text:p>http://www.missouribotanicalgarden.org/gardens-gardening/your-garden/plant-finder/plant-details/kc/y840/corydalis-lutea.asp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lleborus">
            <text:p>Hellebor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48767&amp;isprofile=0&amp;basic=Helleborus">
            <text:p>https://www.missouribotanicalgarden.org/PlantFinder/PlantFinderDetails.aspx?taxonid=248767&amp;isprofile=0&amp;basic=Hellebor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lleborus orientalis">
            <text:p>Helleborus orientalis</text:p>
          </table:table-cell>
          <table:table-cell office:value-type="string" office:string-value="https://floraveg.eu/taxon/overview/Helleborus%20orientalis">
            <text:p>https://floraveg.eu/taxon/overview/Helleborus%20orientalis</text:p>
          </table:table-cell>
          <table:table-cell office:value-type="string" office:string-value="https://www.missouribotanicalgarden.org/PlantFinder/PlantFinderDetails.aspx?kempercode=d100">
            <text:p>https://www.missouribotanicalgarden.org/PlantFinder/PlantFinderDetails.aspx?kempercode=d100</text:p>
          </table:table-cell>
          <table:table-cell office:value-type="string" office:string-value="https://www.floraweb.de/php/taxonomie.php?taxon-id=26163">
            <text:p>https://www.floraweb.de/php/taxonomie.php?taxon-id=26163</text:p>
          </table:table-cell>
          <table:table-cell office:value-type="string" office:string-value="https://www.infoflora.ch/en/flora/helleborus-orientalis.html">
            <text:p>https://www.infoflora.ch/en/flora/helleborus-orientalis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lcea">
            <text:p>Alc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j240">
            <text:p>https://www.missouribotanicalgarden.org/PlantFinder/PlantFinderDetails.aspx?kempercode=j2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ichorium Intybus">
            <text:p>Cichorium Intybus</text:p>
          </table:table-cell>
          <table:table-cell office:value-type="string" office:string-value="https://floraveg.eu/taxon/overview/Cichorium%20intybus">
            <text:p>https://floraveg.eu/taxon/overview/Cichorium%20intybus</text:p>
          </table:table-cell>
          <table:table-cell office:value-type="string" office:string-value="https://www.missouribotanicalgarden.org/PlantFinder/PlantFinderDetails.aspx?taxonid=277301&amp;isprofile=0&amp;basic=Cichorium%20Intybus">
            <text:p>https://www.missouribotanicalgarden.org/PlantFinder/PlantFinderDetails.aspx?taxonid=277301&amp;isprofile=0&amp;basic=Cichorium%20Intybus</text:p>
          </table:table-cell>
          <table:table-cell office:value-type="string" office:string-value="https://www.floraweb.de/php/taxonomie.php?taxon-id=1550">
            <text:p>https://www.floraweb.de/php/taxonomie.php?taxon-id=1550</text:p>
          </table:table-cell>
          <table:table-cell office:value-type="string" office:string-value="https://www.infoflora.ch/en/flora/cichorium-intybus.html">
            <text:p>https://www.infoflora.ch/en/flora/cichorium-intybus.html</text:p>
          </table:table-cell>
          <table:table-cell office:value-type="string" office:string-value="https://pfaf.org/user/Plant.aspx?LatinName=Cichorium+Intybus">
            <text:p>https://pfaf.org/user/Plant.aspx?LatinName=Cichorium+Intybus</text:p>
          </table:table-cell>
          <table:table-cell office:value-type="string">
            <text:p/>
          </table:table-cell>
        </table:table-row>
        <table:table-row>
          <table:table-cell office:value-type="string" office:string-value="Nymphaea">
            <text:p>Nympha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2908">
            <text:p>https://www.missouribotanicalgarden.org/PlantFinder/PlantFinderDetails.aspx?taxonid=2829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maranthus">
            <text:p>Amaranth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maranthus cruentus">
            <text:p>Amaranthus cruentus</text:p>
          </table:table-cell>
          <table:table-cell office:value-type="string" office:string-value="https://floraveg.eu/taxon/overview/Amaranthus%20cruentus">
            <text:p>https://floraveg.eu/taxon/overview/Amaranthus%20cruentus</text:p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https://www.floraweb.de/php/taxonomie.php?taxon-id=365">
            <text:p>https://www.floraweb.de/php/taxonomie.php?taxon-id=365</text:p>
          </table:table-cell>
          <table:table-cell office:value-type="string" office:string-value="https://www.infoflora.ch/en/flora/amaranthus-cruentus.html">
            <text:p>https://www.infoflora.ch/en/flora/amaranthus-cruentus.html</text:p>
          </table:table-cell>
          <table:table-cell office:value-type="string" office:string-value="https://pfaf.org/user/Plant.aspx?LatinName=Amaranthus+cruentus">
            <text:p>https://pfaf.org/user/Plant.aspx?LatinName=Amaranthus+cruentus</text:p>
          </table:table-cell>
          <table:table-cell office:value-type="string">
            <text:p/>
          </table:table-cell>
        </table:table-row>
        <table:table-row>
          <table:table-cell office:value-type="string" office:string-value="Amaranthus hypochondriacus">
            <text:p>Amaranthus hypochondriacus</text:p>
          </table:table-cell>
          <table:table-cell office:value-type="string" office:string-value="https://floraveg.eu/taxon/overview/Amaranthus%20hypochondriacus">
            <text:p>https://floraveg.eu/taxon/overview/Amaranthus%20hypochondriacus</text:p>
          </table:table-cell>
          <table:table-cell office:value-type="string" office:string-value="http://www.mobot.org/mobot/bloom/2004/2004-08-20d.html">
            <text:p>http://www.mobot.org/mobot/bloom/2004/2004-08-20d.html</text:p>
          </table:table-cell>
          <table:table-cell office:value-type="string" office:string-value="https://www.floraweb.de/php/taxonomie.php?taxon-id=367">
            <text:p>https://www.floraweb.de/php/taxonomie.php?taxon-id=367</text:p>
          </table:table-cell>
          <table:table-cell office:value-type="string" office:string-value="https://www.infoflora.ch/en/flora/amaranthus-hypochondriacus.html">
            <text:p>https://www.infoflora.ch/en/flora/amaranthus-hypochondriacus.html</text:p>
          </table:table-cell>
          <table:table-cell office:value-type="string" office:string-value="https://pfaf.org/user/Plant.aspx?LatinName=Amaranthus+hypochondriacus">
            <text:p>https://pfaf.org/user/Plant.aspx?LatinName=Amaranthus+hypochondriacus</text:p>
          </table:table-cell>
          <table:table-cell office:value-type="string">
            <text:p/>
          </table:table-cell>
        </table:table-row>
        <table:table-row>
          <table:table-cell office:value-type="string" office:string-value="Cistus Albidus">
            <text:p>Cistus Albidus</text:p>
          </table:table-cell>
          <table:table-cell office:value-type="string" office:string-value="https://floraveg.eu/taxon/overview/Cistus%20albidus">
            <text:p>https://floraveg.eu/taxon/overview/Cistus%20albidus</text:p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Cistus+Albidus">
            <text:p>https://pfaf.org/user/Plant.aspx?LatinName=Cistus+Albidus</text:p>
          </table:table-cell>
          <table:table-cell office:value-type="string">
            <text:p/>
          </table:table-cell>
        </table:table-row>
        <table:table-row>
          <table:table-cell office:value-type="string" office:string-value="Ceanothus Impressus">
            <text:p>Ceanothus Impressus</text:p>
          </table:table-cell>
          <table:table-cell office:value-type="string">
            <text:p>no</text:p>
          </table:table-cell>
          <table:table-cell office:value-type="string" office:string-value="https://www.missouribotanicalgarden.org/PlantFinder/PlantFinderDetails.aspx?taxonid=266634&amp;isprofile=0&amp;pt=2">
            <text:p>https://www.missouribotanicalgarden.org/PlantFinder/PlantFinderDetails.aspx?taxonid=266634&amp;isprofile=0&amp;pt=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Ceanothus+impressus">
            <text:p>https://pfaf.org/user/Plant.aspx?LatinName=Ceanothus+impressus</text:p>
          </table:table-cell>
          <table:table-cell office:value-type="string">
            <text:p/>
          </table:table-cell>
        </table:table-row>
        <table:table-row>
          <table:table-cell office:value-type="string" office:string-value="Euonymus">
            <text:p>Euonym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k240">
            <text:p>https://www.missouribotanicalgarden.org/PlantFinder/PlantFinderDetails.aspx?kempercode=k2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be">
            <text:p>Hebe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43988">
            <text:p>https://www.missouribotanicalgarden.org/PlantFinder/PlantFinderDetails.aspx?taxonid=4439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be speciosa">
            <text:p>Hebe specios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57103&amp;isprofile=1&amp;gen=Veronica">
            <text:p>https://www.missouribotanicalgarden.org/PlantFinder/PlantFinderDetails.aspx?taxonid=457103&amp;isprofile=1&amp;gen=Veron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Hebe+speciosa">
            <text:p>https://pfaf.org/user/Plant.aspx?LatinName=Hebe+speciosa</text:p>
          </table:table-cell>
          <table:table-cell office:value-type="string">
            <text:p/>
          </table:table-cell>
        </table:table-row>
        <table:table-row>
          <table:table-cell office:value-type="string" office:string-value="Hebe Andersonii">
            <text:p>Hebe Andersonii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Kumara Plicatilis">
            <text:p>Kumara Plicatili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ewisia Cotyledon">
            <text:p>Lewisia Cotyledon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41223&amp;isprofile=0&amp;pt=2">
            <text:p>https://www.missouribotanicalgarden.org/PlantFinder/PlantFinderDetails.aspx?taxonid=441223&amp;isprofile=0&amp;pt=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hacelia">
            <text:p>Phacelia</text:p>
          </table:table-cell>
          <table:table-cell office:value-type="string">
            <text:p/>
          </table:table-cell>
          <table:table-cell office:value-type="string" office:string-value="http://www.missouribotanicalgarden.org/Portals/0/staff/PDFs/yatskievych_K/Phacelia_ranunculacea2009-07-10.pdf">
            <text:p>http://www.missouribotanicalgarden.org/Portals/0/staff/PDFs/yatskievych_K/Phacelia_ranunculacea2009-07-10.pd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runus Laurocerasus">
            <text:p>Prunus Laurocerasus</text:p>
          </table:table-cell>
          <table:table-cell office:value-type="string" office:string-value="https://floraveg.eu/taxon/overview/Prunus%20laurocerasus">
            <text:p>https://floraveg.eu/taxon/overview/Prunus%20laurocerasus</text:p>
          </table:table-cell>
          <table:table-cell office:value-type="string" office:string-value="https://www.missouribotanicalgarden.org/PlantFinder/PlantFinderDetails.aspx?kempercode=c335">
            <text:p>https://www.missouribotanicalgarden.org/PlantFinder/PlantFinderDetails.aspx?kempercode=c335</text:p>
          </table:table-cell>
          <table:table-cell office:value-type="string" office:string-value="https://www.floraweb.de/php/taxonomie.php?taxon-id=10800">
            <text:p>https://www.floraweb.de/php/taxonomie.php?taxon-id=10800</text:p>
          </table:table-cell>
          <table:table-cell office:value-type="string" office:string-value="https://www.infoflora.ch/en/flora/prunus-laurocerasus.html">
            <text:p>https://www.infoflora.ch/en/flora/prunus-laurocerasus.html</text:p>
          </table:table-cell>
          <table:table-cell office:value-type="string" office:string-value="https://pfaf.org/user/Plant.aspx?LatinName=Prunus+laurocerasus">
            <text:p>https://pfaf.org/user/Plant.aspx?LatinName=Prunus+laurocerasus</text:p>
          </table:table-cell>
          <table:table-cell office:value-type="string">
            <text:p/>
          </table:table-cell>
        </table:table-row>
        <table:table-row>
          <table:table-cell office:value-type="string" office:string-value="Pyracantha Coccinea">
            <text:p>Pyracantha Coccinea</text:p>
          </table:table-cell>
          <table:table-cell office:value-type="string" office:string-value="https://floraveg.eu/taxon/overview/Pyracantha%20coccinea">
            <text:p>https://floraveg.eu/taxon/overview/Pyracantha%20coccinea</text:p>
          </table:table-cell>
          <table:table-cell office:value-type="string" office:string-value="https://www.missouribotanicalgarden.org/PlantFinder/PlantFinderDetails.aspx?kempercode=e940">
            <text:p>https://www.missouribotanicalgarden.org/PlantFinder/PlantFinderDetails.aspx?kempercode=e940</text:p>
          </table:table-cell>
          <table:table-cell office:value-type="string" office:string-value="https://www.floraweb.de/php/taxonomie.php?taxon-id=4662">
            <text:p>https://www.floraweb.de/php/taxonomie.php?taxon-id=4662</text:p>
          </table:table-cell>
          <table:table-cell office:value-type="string" office:string-value="https://www.infoflora.ch/en/flora/pyracantha-coccinea.html">
            <text:p>https://www.infoflora.ch/en/flora/pyracantha-coccinea.html</text:p>
          </table:table-cell>
          <table:table-cell office:value-type="string" office:string-value="https://pfaf.org/user/Plant.aspx?LatinName=Pyracantha+coccinea">
            <text:p>https://pfaf.org/user/Plant.aspx?LatinName=Pyracantha+coccinea</text:p>
          </table:table-cell>
          <table:table-cell office:value-type="string">
            <text:p/>
          </table:table-cell>
        </table:table-row>
        <table:table-row>
          <table:table-cell office:value-type="string" office:string-value="Taraxacum Officinale">
            <text:p>Taraxacum Officinale</text:p>
          </table:table-cell>
          <table:table-cell office:value-type="string" office:string-value="https://floraveg.eu/taxon/overview/Taraxacum%20sect.%20Taraxacum">
            <text:p>https://floraveg.eu/taxon/overview/Taraxacum%20sect.%20Taraxacum</text:p>
          </table:table-cell>
          <table:table-cell office:value-type="string" office:string-value="http://www.mobot.org/mobot/latindict/keyDetail.aspx?keyWord=officinalis">
            <text:p>http://www.mobot.org/mobot/latindict/keyDetail.aspx?keyWord=officinalis</text:p>
          </table:table-cell>
          <table:table-cell office:value-type="string" office:string-value="https://www.floraweb.de/php/taxonomie.php?taxon-id=25508">
            <text:p>https://www.floraweb.de/php/taxonomie.php?taxon-id=25508</text:p>
          </table:table-cell>
          <table:table-cell office:value-type="string">
            <text:p/>
          </table:table-cell>
          <table:table-cell office:value-type="string" office:string-value="https://pfaf.org/user/Plant.aspx?LatinName=Taraxacum+officinale">
            <text:p>https://pfaf.org/user/Plant.aspx?LatinName=Taraxacum+officinale</text:p>
          </table:table-cell>
          <table:table-cell office:value-type="string">
            <text:p/>
          </table:table-cell>
        </table:table-row>
        <table:table-row>
          <table:table-cell office:value-type="string" office:string-value="Anturium">
            <text:p>Antur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lluna vulgaris">
            <text:p>Calluna vulgaris</text:p>
          </table:table-cell>
          <table:table-cell office:value-type="string" office:string-value="https://floraveg.eu/taxon/overview/Calluna%20vulgaris">
            <text:p>https://floraveg.eu/taxon/overview/Calluna%20vulgaris</text:p>
          </table:table-cell>
          <table:table-cell office:value-type="string" office:string-value="https://www.missouribotanicalgarden.org/PlantFinder/PlantFinderDetails.aspx?kempercode=c272">
            <text:p>https://www.missouribotanicalgarden.org/PlantFinder/PlantFinderDetails.aspx?kempercode=c272</text:p>
          </table:table-cell>
          <table:table-cell office:value-type="string" office:string-value="https://www.floraweb.de/php/taxonomie.php?taxon-id=1007">
            <text:p>https://www.floraweb.de/php/taxonomie.php?taxon-id=1007</text:p>
          </table:table-cell>
          <table:table-cell office:value-type="string" office:string-value="https://www.infoflora.ch/en/flora/calluna-vulgaris.html">
            <text:p>https://www.infoflora.ch/en/flora/calluna-vulgaris.html</text:p>
          </table:table-cell>
          <table:table-cell office:value-type="string" office:string-value="https://pfaf.org/user/Plant.aspx?LatinName=Calluna+vulgaris">
            <text:p>https://pfaf.org/user/Plant.aspx?LatinName=Calluna+vulgaris</text:p>
          </table:table-cell>
          <table:table-cell office:value-type="string">
            <text:p/>
          </table:table-cell>
        </table:table-row>
        <table:table-row>
          <table:table-cell office:value-type="string" office:string-value="Eschscholzia Californica">
            <text:p>Eschscholzia Californica</text:p>
          </table:table-cell>
          <table:table-cell office:value-type="string" office:string-value="https://floraveg.eu/taxon/overview/Eschscholzia%20californica">
            <text:p>https://floraveg.eu/taxon/overview/Eschscholzia%20californica</text:p>
          </table:table-cell>
          <table:table-cell office:value-type="string" office:string-value="https://www.missouribotanicalgarden.org/PlantFinder/PlantFinderDetails.aspx?kempercode=b753">
            <text:p>https://www.missouribotanicalgarden.org/PlantFinder/PlantFinderDetails.aspx?kempercode=b753</text:p>
          </table:table-cell>
          <table:table-cell office:value-type="string" office:string-value="https://www.floraweb.de/php/taxonomie.php?taxon-id=6781">
            <text:p>https://www.floraweb.de/php/taxonomie.php?taxon-id=6781</text:p>
          </table:table-cell>
          <table:table-cell office:value-type="string" office:string-value="https://www.infoflora.ch/en/flora/eschscholzia-californica.html">
            <text:p>https://www.infoflora.ch/en/flora/eschscholzia-californica.html</text:p>
          </table:table-cell>
          <table:table-cell office:value-type="string" office:string-value="https://pfaf.org/user/Plant.aspx?LatinName=Eschscholzia+californica">
            <text:p>https://pfaf.org/user/Plant.aspx?LatinName=Eschscholzia+californica</text:p>
          </table:table-cell>
          <table:table-cell office:value-type="string">
            <text:p/>
          </table:table-cell>
        </table:table-row>
        <table:table-row>
          <table:table-cell office:value-type="string" office:string-value="Helenium Autumnale">
            <text:p>Helenium Autumnale</text:p>
          </table:table-cell>
          <table:table-cell office:value-type="string" office:string-value="https://floraveg.eu/taxon/overview/Helenium%20autumnale">
            <text:p>https://floraveg.eu/taxon/overview/Helenium%20autumnale</text:p>
          </table:table-cell>
          <table:table-cell office:value-type="string" office:string-value="https://www.missouribotanicalgarden.org/PlantFinder/PlantFinderDetails.aspx?taxonid=443008&amp;isprofile=1&amp;gen=Helenium">
            <text:p>https://www.missouribotanicalgarden.org/PlantFinder/PlantFinderDetails.aspx?taxonid=443008&amp;isprofile=1&amp;gen=Helenium</text:p>
          </table:table-cell>
          <table:table-cell office:value-type="string" office:string-value="https://www.floraweb.de/php/taxonomie.php?taxon-id=33025">
            <text:p>https://www.floraweb.de/php/taxonomie.php?taxon-id=33025</text:p>
          </table:table-cell>
          <table:table-cell office:value-type="string">
            <text:p/>
          </table:table-cell>
          <table:table-cell office:value-type="string" office:string-value="https://pfaf.org/user/Plant.aspx?LatinName=Helenium+autumnale">
            <text:p>https://pfaf.org/user/Plant.aspx?LatinName=Helenium+autumnale</text:p>
          </table:table-cell>
          <table:table-cell office:value-type="string">
            <text:p/>
          </table:table-cell>
        </table:table-row>
        <table:table-row>
          <table:table-cell office:value-type="string" office:string-value="Heliconia Psittacorum">
            <text:p>Heliconia Psittacorum</text:p>
          </table:table-cell>
          <table:table-cell office:value-type="string" office:string-value="no">
            <text:p>no</text:p>
          </table:table-cell>
          <table:table-cell office:value-type="string" office:string-value="https://www.mobot.org/mobot/latindict/keyDetail.aspx?keyWord=parrot">
            <text:p>https://www.mobot.org/mobot/latindict/keyDetail.aspx?keyWord=parr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Kalanchoe Blossfeldiana">
            <text:p>Kalanchoe Blossfeldia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9373">
            <text:p>https://www.missouribotanicalgarden.org/PlantFinder/PlantFinderDetails.aspx?taxonid=279373</text:p>
          </table:table-cell>
          <table:table-cell office:value-type="string" office:string-value="https://www.floraweb.de/php/taxonomie.php?taxon-id=33080">
            <text:p>https://www.floraweb.de/php/taxonomie.php?taxon-id=330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Fragaria × ananassa">
            <text:p>Fragaria × ananassa</text:p>
          </table:table-cell>
          <table:table-cell office:value-type="string" office:string-value="https://floraveg.eu/taxon/overview/Fragaria%20ananassa">
            <text:p>https://floraveg.eu/taxon/overview/Fragaria%20ananassa</text:p>
          </table:table-cell>
          <table:table-cell office:value-type="string" office:string-value="https://www.missouribotanicalgarden.org/PlantFinder/PlantFinderDetails.aspx?taxonid=273892&amp;isprofile=0&amp;basic=Fragaria%20%C3%97%20ananassa">
            <text:p>https://www.missouribotanicalgarden.org/PlantFinder/PlantFinderDetails.aspx?taxonid=273892&amp;isprofile=0&amp;basic=Fragaria%20%C3%97%20ananassa</text:p>
          </table:table-cell>
          <table:table-cell office:value-type="string">
            <text:p/>
          </table:table-cell>
          <table:table-cell office:value-type="string" office:string-value="https://www.infoflora.ch/en/flora/fragaria-%C3%97ananassa.html">
            <text:p>https://www.infoflora.ch/en/flora/fragaria-%C3%97ananassa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chlumbergera Truncata">
            <text:p>Schlumbergera Truncata</text:p>
          </table:table-cell>
          <table:table-cell office:value-type="string" office:string-value="https://floraveg.eu/taxon/overview/Schlumbergera%20truncata">
            <text:p>https://floraveg.eu/taxon/overview/Schlumbergera%20truncata</text:p>
          </table:table-cell>
          <table:table-cell office:value-type="string" office:string-value="https://www.missouribotanicalgarden.org/PlantFinder/PlantFinderDetails.aspx?kempercode=b669">
            <text:p>https://www.missouribotanicalgarden.org/PlantFinder/PlantFinderDetails.aspx?kempercode=b6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onvallaria Majalis">
            <text:p>Convallaria Majalis</text:p>
          </table:table-cell>
          <table:table-cell office:value-type="string" office:string-value="https://floraveg.eu/taxon/overview/Convallaria%20majalis">
            <text:p>https://floraveg.eu/taxon/overview/Convallaria%20majalis</text:p>
          </table:table-cell>
          <table:table-cell office:value-type="string" office:string-value="https://www.missouribotanicalgarden.org/PlantFinder/PlantFinderDetails.aspx?kempercode=c250">
            <text:p>https://www.missouribotanicalgarden.org/PlantFinder/PlantFinderDetails.aspx?kempercode=c250</text:p>
          </table:table-cell>
          <table:table-cell office:value-type="string" office:string-value="https://www.floraweb.de/php/taxonomie.php?taxon-id=1630">
            <text:p>https://www.floraweb.de/php/taxonomie.php?taxon-id=1630</text:p>
          </table:table-cell>
          <table:table-cell office:value-type="string" office:string-value="https://www.infoflora.ch/en/flora/convallaria-majalis.html">
            <text:p>https://www.infoflora.ch/en/flora/convallaria-majalis.html</text:p>
          </table:table-cell>
          <table:table-cell office:value-type="string" office:string-value="https://pfaf.org/user/Plant.aspx?LatinName=Convallaria+majalis">
            <text:p>https://pfaf.org/user/Plant.aspx?LatinName=Convallaria+majalis</text:p>
          </table:table-cell>
          <table:table-cell office:value-type="string">
            <text:p/>
          </table:table-cell>
        </table:table-row>
        <table:table-row>
          <table:table-cell office:value-type="string" office:string-value="Silene chalcedonica">
            <text:p>Silene chalcedonica</text:p>
          </table:table-cell>
          <table:table-cell office:value-type="string" office:string-value="https://floraveg.eu/taxon/overview/Silene%20chalcedonica">
            <text:p>https://floraveg.eu/taxon/overview/Silene%20chalcedonica</text:p>
          </table:table-cell>
          <table:table-cell office:value-type="string" office:string-value="https://www.missouribotanicalgarden.org/PlantFinder/PlantFinderProfileResults.aspx?gen=Lychnis">
            <text:p>https://www.missouribotanicalgarden.org/PlantFinder/PlantFinderProfileResults.aspx?gen=Lychnis</text:p>
          </table:table-cell>
          <table:table-cell office:value-type="string" office:string-value="https://www.floraweb.de/php/taxonomie.php?taxon-id=6548">
            <text:p>https://www.floraweb.de/php/taxonomie.php?taxon-id=65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Xerochrysum bracteatum">
            <text:p>Xerochrysum bracteatum</text:p>
          </table:table-cell>
          <table:table-cell office:value-type="string" office:string-value="https://floraveg.eu/taxon/overview/Xerochrysum%20bracteatum">
            <text:p>https://floraveg.eu/taxon/overview/Xerochrysum%20bracteatum</text:p>
          </table:table-cell>
          <table:table-cell office:value-type="string" office:string-value="https://www.missouribotanicalgarden.org/PlantFinder/PlantFinderDetails.aspx?taxonid=292551&amp;isprofile=0&amp;basic=Xerochrysum%20bracteatum">
            <text:p>https://www.missouribotanicalgarden.org/PlantFinder/PlantFinderDetails.aspx?taxonid=292551&amp;isprofile=0&amp;basic=Xerochrysum%20bracteatum</text:p>
          </table:table-cell>
          <table:table-cell office:value-type="string" office:string-value="https://www.floraweb.de/php/taxonomie.php?taxon-id=34392">
            <text:p>https://www.floraweb.de/php/taxonomie.php?taxon-id=343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tirrhinum majus">
            <text:p>Antirrhinum majus</text:p>
          </table:table-cell>
          <table:table-cell office:value-type="string" office:string-value="https://floraveg.eu/taxon/overview/Antirrhinum%20majus">
            <text:p>https://floraveg.eu/taxon/overview/Antirrhinum%20majus</text:p>
          </table:table-cell>
          <table:table-cell office:value-type="string" office:string-value="https://www.missouribotanicalgarden.org/PlantFinder/PlantFinderDetails.aspx?taxonid=287001&amp;isprofile=0&amp;basic=Antirrhinum%20majus">
            <text:p>https://www.missouribotanicalgarden.org/PlantFinder/PlantFinderDetails.aspx?taxonid=287001&amp;isprofile=0&amp;basic=Antirrhinum%20majus</text:p>
          </table:table-cell>
          <table:table-cell office:value-type="string" office:string-value="https://www.floraweb.de/php/taxonomie.php?taxon-id=490">
            <text:p>https://www.floraweb.de/php/taxonomie.php?taxon-id=490</text:p>
          </table:table-cell>
          <table:table-cell office:value-type="string" office:string-value="https://www.infoflora.ch/en/flora/antirrhinum-majus.html">
            <text:p>https://www.infoflora.ch/en/flora/antirrhinum-majus.html</text:p>
          </table:table-cell>
          <table:table-cell office:value-type="string" office:string-value="https://pfaf.org/user/Plant.aspx?LatinName=Antirrhinum+majus">
            <text:p>https://pfaf.org/user/Plant.aspx?LatinName=Antirrhinum+majus</text:p>
          </table:table-cell>
          <table:table-cell office:value-type="string">
            <text:p/>
          </table:table-cell>
        </table:table-row>
        <table:table-row>
          <table:table-cell office:value-type="string" office:string-value="Justicia carnea">
            <text:p>Justicia carne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2/2002-12-06d.html">
            <text:p>http://www.mobot.org/mobot/bloom/2002/2002-12-06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ichryson">
            <text:p>Aichryson</text:p>
          </table:table-cell>
          <table:table-cell office:value-type="string">
            <text:p/>
          </table:table-cell>
          <table:table-cell office:value-type="string" office:string-value="https://www.mobot.org/mobot/research/apweb/genera/crassulaceaegen.html">
            <text:p>https://www.mobot.org/mobot/research/apweb/genera/crassulaceaegen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oriandrum sativum">
            <text:p>Coriandrum sativum</text:p>
          </table:table-cell>
          <table:table-cell office:value-type="string" office:string-value="https://floraveg.eu/taxon/overview/Coriandrum%20sativum">
            <text:p>https://floraveg.eu/taxon/overview/Coriandrum%20sativum</text:p>
          </table:table-cell>
          <table:table-cell office:value-type="string" office:string-value="https://www.missouribotanicalgarden.org/PlantFinder/PlantFinderDetails.aspx?taxonid=275984&amp;isprofile=0&amp;basic=Coriandrum%20sativum">
            <text:p>https://www.missouribotanicalgarden.org/PlantFinder/PlantFinderDetails.aspx?taxonid=275984&amp;isprofile=0&amp;basic=Coriandrum%20sativum</text:p>
          </table:table-cell>
          <table:table-cell office:value-type="string" office:string-value="https://www.floraweb.de/php/taxonomie.php?taxon-id=1640">
            <text:p>https://www.floraweb.de/php/taxonomie.php?taxon-id=1640</text:p>
          </table:table-cell>
          <table:table-cell office:value-type="string" office:string-value="https://www.infoflora.ch/en/flora/coriandrum-sativum.html">
            <text:p>https://www.infoflora.ch/en/flora/coriandrum-sativum.html</text:p>
          </table:table-cell>
          <table:table-cell office:value-type="string" office:string-value="https://pfaf.org/user/Plant.aspx?LatinName=Coriandrum+sativum">
            <text:p>https://pfaf.org/user/Plant.aspx?LatinName=Coriandrum+sativum</text:p>
          </table:table-cell>
          <table:table-cell office:value-type="string">
            <text:p/>
          </table:table-cell>
        </table:table-row>
        <table:table-row>
          <table:table-cell office:value-type="string" office:string-value="Vinca Minor">
            <text:p>Vinca Minor</text:p>
          </table:table-cell>
          <table:table-cell office:value-type="string" office:string-value="https://floraveg.eu/taxon/overview/Vinca%20minor">
            <text:p>https://floraveg.eu/taxon/overview/Vinca%20minor</text:p>
          </table:table-cell>
          <table:table-cell office:value-type="string" office:string-value="https://www.missouribotanicalgarden.org/PlantFinder/PlantFinderDetails.aspx?taxonid=276078">
            <text:p>https://www.missouribotanicalgarden.org/PlantFinder/PlantFinderDetails.aspx?taxonid=276078</text:p>
          </table:table-cell>
          <table:table-cell office:value-type="string" office:string-value="https://www.floraweb.de/php/taxonomie.php?taxon-id=6348">
            <text:p>https://www.floraweb.de/php/taxonomie.php?taxon-id=6348</text:p>
          </table:table-cell>
          <table:table-cell office:value-type="string" office:string-value="https://www.infoflora.ch/en/flora/vinca-minor.html">
            <text:p>https://www.infoflora.ch/en/flora/vinca-minor.html</text:p>
          </table:table-cell>
          <table:table-cell office:value-type="string" office:string-value="https://pfaf.org/user/Plant.aspx?LatinName=Vinca+minor">
            <text:p>https://pfaf.org/user/Plant.aspx?LatinName=Vinca+minor</text:p>
          </table:table-cell>
          <table:table-cell office:value-type="string">
            <text:p/>
          </table:table-cell>
        </table:table-row>
        <table:table-row>
          <table:table-cell office:value-type="string" office:string-value="Pulsatilla">
            <text:p>Pulsatill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6202&amp;isprofile=0&amp;basic=Pulsatilla">
            <text:p>https://www.missouribotanicalgarden.org/PlantFinder/PlantFinderDetails.aspx?taxonid=286202&amp;isprofile=0&amp;basic=Pulsatil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talpa">
            <text:p>Catalp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856">
            <text:p>https://www.missouribotanicalgarden.org/PlantFinder/PlantFinderDetails.aspx?kempercode=a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assava">
            <text:p>Cassav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0113&amp;isprofile=0&amp;basic=Cassava">
            <text:p>https://www.missouribotanicalgarden.org/PlantFinder/PlantFinderDetails.aspx?taxonid=280113&amp;isprofile=0&amp;basic=Cassa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edum">
            <text:p>Sed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6651&amp;isprofile=0&amp;basic=Sedum">
            <text:p>https://www.missouribotanicalgarden.org/PlantFinder/PlantFinderDetails.aspx?taxonid=256651&amp;isprofile=0&amp;basic=Sed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pathiphyllum">
            <text:p>Spathiphyll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4610&amp;isprofile=0&amp;basic=Spathiphyllum">
            <text:p>https://www.missouribotanicalgarden.org/PlantFinder/PlantFinderDetails.aspx?taxonid=264610&amp;isprofile=0&amp;basic=Spathiphyll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lyssum">
            <text:p>Alyss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439297">
            <text:p>https://www.missouribotanicalgarden.org/PlantFinder/PlantFinderDetails.aspx?taxonid=4392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lianthemum">
            <text:p>Helianthem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9173">
            <text:p>https://www.missouribotanicalgarden.org/PlantFinder/PlantFinderDetails.aspx?taxonid=2791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Strobilanthes">
            <text:p>Strobilanthe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92523&amp;isprofile=0&amp;basic=Strobilanthes">
            <text:p>https://www.missouribotanicalgarden.org/PlantFinder/PlantFinderDetails.aspx?taxonid=292523&amp;isprofile=0&amp;basic=Strobilanth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aleriana">
            <text:p>Valeriana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taxonid=287433">
            <text:p>http://www.missouribotanicalgarden.org/plantfinder/PlantFinderDetails.aspx?taxonid=2874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iburnum">
            <text:p>Viburn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8977&amp;isprofile=0&amp;basic=Viburnum">
            <text:p>https://www.missouribotanicalgarden.org/PlantFinder/PlantFinderDetails.aspx?taxonid=278977&amp;isprofile=0&amp;basic=Vibur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Vitis vinifera">
            <text:p>Vitis vinifera</text:p>
          </table:table-cell>
          <table:table-cell office:value-type="string" office:string-value="https://floraveg.eu/taxon/overview/Vitis%20vinifera">
            <text:p>https://floraveg.eu/taxon/overview/Vitis%20vinifera</text:p>
          </table:table-cell>
          <table:table-cell office:value-type="string" office:string-value="https://www.missouribotanicalgarden.org/PlantFinder/PlantFinderDetails.aspx?taxonid=287551&amp;isprofile=0&amp;basic=Vitis%20vinifera">
            <text:p>https://www.missouribotanicalgarden.org/PlantFinder/PlantFinderDetails.aspx?taxonid=287551&amp;isprofile=0&amp;basic=Vitis%20vinifera</text:p>
          </table:table-cell>
          <table:table-cell office:value-type="string" office:string-value="https://www.floraweb.de/php/taxonomie.php?taxon-id=35272">
            <text:p>https://www.floraweb.de/php/taxonomie.php?taxon-id=35272</text:p>
          </table:table-cell>
          <table:table-cell office:value-type="string" office:string-value="https://www.infoflora.ch/en/flora/vitis-vinifera.html">
            <text:p>https://www.infoflora.ch/en/flora/vitis-vinifera.html</text:p>
          </table:table-cell>
          <table:table-cell office:value-type="string" office:string-value="https://pfaf.org/user/Plant.aspx?LatinName=Vitis+vinifera">
            <text:p>https://pfaf.org/user/Plant.aspx?LatinName=Vitis+vinifera</text:p>
          </table:table-cell>
          <table:table-cell office:value-type="string">
            <text:p/>
          </table:table-cell>
        </table:table-row>
        <table:table-row>
          <table:table-cell office:value-type="string" office:string-value="Whitfieldia">
            <text:p>Whitfieldia</text:p>
          </table:table-cell>
          <table:table-cell office:value-type="string">
            <text:p/>
          </table:table-cell>
          <table:table-cell office:value-type="string" office:string-value="https://www.mobot.org/mobot/research/apweb/genera/acanthaceaegen.html">
            <text:p>https://www.mobot.org/mobot/research/apweb/genera/acanthaceaegen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ethum graveolens">
            <text:p>Anethum graveolens</text:p>
          </table:table-cell>
          <table:table-cell office:value-type="string" office:string-value="https://floraveg.eu/taxon/overview/Anethum%20graveolens">
            <text:p>https://floraveg.eu/taxon/overview/Anethum%20graveolens</text:p>
          </table:table-cell>
          <table:table-cell office:value-type="string" office:string-value="https://www.missouribotanicalgarden.org/PlantFinder/PlantFinderDetails.aspx?kempercode=d682">
            <text:p>https://www.missouribotanicalgarden.org/PlantFinder/PlantFinderDetails.aspx?kempercode=d682</text:p>
          </table:table-cell>
          <table:table-cell office:value-type="string" office:string-value="https://www.floraweb.de/php/taxonomie.php?taxon-id=439">
            <text:p>https://www.floraweb.de/php/taxonomie.php?taxon-id=439</text:p>
          </table:table-cell>
          <table:table-cell office:value-type="string" office:string-value="https://www.infoflora.ch/en/flora/anethum-graveolens.html">
            <text:p>https://www.infoflora.ch/en/flora/anethum-graveolens.html</text:p>
          </table:table-cell>
          <table:table-cell office:value-type="string" office:string-value="https://pfaf.org/user/Plant.aspx?LatinName=Anethum+graveolens">
            <text:p>https://pfaf.org/user/Plant.aspx?LatinName=Anethum+graveolens</text:p>
          </table:table-cell>
          <table:table-cell office:value-type="string">
            <text:p/>
          </table:table-cell>
        </table:table-row>
        <table:table-row>
          <table:table-cell office:value-type="string" office:string-value="Bauhinia">
            <text:p>Bauhi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0545">
            <text:p>https://www.missouribotanicalgarden.org/PlantFinder/PlantFinderDetails.aspx?taxonid=28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Berberis">
            <text:p>Berber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7780&amp;isprofile=0&amp;basic=Berberis">
            <text:p>https://www.missouribotanicalgarden.org/PlantFinder/PlantFinderDetails.aspx?taxonid=277780&amp;isprofile=0&amp;basic=Berber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rocosmia">
            <text:p>Crocosm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9555&amp;isprofile=0&amp;basic=Crocosmia">
            <text:p>https://www.missouribotanicalgarden.org/PlantFinder/PlantFinderDetails.aspx?taxonid=259555&amp;isprofile=0&amp;basic=Crocosm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ucurbita pepo">
            <text:p>Cucurbita pepo</text:p>
          </table:table-cell>
          <table:table-cell office:value-type="string" office:string-value="https://floraveg.eu/taxon/overview/Cucurbita%20pepo">
            <text:p>https://floraveg.eu/taxon/overview/Cucurbita%20pepo</text:p>
          </table:table-cell>
          <table:table-cell office:value-type="string" office:string-value="https://www.missouribotanicalgarden.org/PlantFinder/PlantFinderDetails.aspx?taxonid=279566&amp;isprofile=1&amp;basic=cucurbita%20pepo">
            <text:p>https://www.missouribotanicalgarden.org/PlantFinder/PlantFinderDetails.aspx?taxonid=279566&amp;isprofile=1&amp;basic=cucurbita%20pepo</text:p>
          </table:table-cell>
          <table:table-cell office:value-type="string" office:string-value="https://www.floraweb.de/php/taxonomie.php?taxon-id=6741">
            <text:p>https://www.floraweb.de/php/taxonomie.php?taxon-id=6741</text:p>
          </table:table-cell>
          <table:table-cell office:value-type="string" office:string-value="https://www.infoflora.ch/en/flora/cucurbita-pepo.html">
            <text:p>https://www.infoflora.ch/en/flora/cucurbita-pepo.html</text:p>
          </table:table-cell>
          <table:table-cell office:value-type="string" office:string-value="https://pfaf.org/user/Plant.aspx?LatinName=Cucurbita+pepo">
            <text:p>https://pfaf.org/user/Plant.aspx?LatinName=Cucurbita+pepo</text:p>
          </table:table-cell>
          <table:table-cell office:value-type="string">
            <text:p/>
          </table:table-cell>
        </table:table-row>
        <table:table-row>
          <table:table-cell office:value-type="string" office:string-value="Cyclamen">
            <text:p>Cyclamen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5539&amp;isprofile=0&amp;pt=8">
            <text:p>https://www.missouribotanicalgarden.org/PlantFinder/PlantFinderDetails.aspx?taxonid=285539&amp;isprofile=0&amp;pt=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Duranta repens">
            <text:p>Duranta repens</text:p>
          </table:table-cell>
          <table:table-cell office:value-type="string" office:string-value="https://floraveg.eu/taxon/overview/Duranta%20repens">
            <text:p>https://floraveg.eu/taxon/overview/Duranta%20repens</text:p>
          </table:table-cell>
          <table:table-cell office:value-type="string" office:string-value="https://www.missouribotanicalgarden.org/PlantFinder/PlantFinderDetails.aspx?taxonid=287483">
            <text:p>https://www.missouribotanicalgarden.org/PlantFinder/PlantFinderDetails.aspx?taxonid=287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Eranthis">
            <text:p>Eranth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446">
            <text:p>https://www.missouribotanicalgarden.org/PlantFinder/PlantFinderDetails.aspx?kempercode=a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Ficaria">
            <text:p>Ficar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368056">
            <text:p>https://www.missouribotanicalgarden.org/PlantFinder/PlantFinderDetails.aspx?taxonid=368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Fuchsia">
            <text:p>Fuchs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4595&amp;isprofile=0&amp;">
            <text:p>https://www.missouribotanicalgarden.org/PlantFinder/PlantFinderDetails.aspx?taxonid=264595&amp;isprofile=0&amp;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dera">
            <text:p>Heder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60699">
            <text:p>https://www.missouribotanicalgarden.org/PlantFinder/PlantFinderDetails.aspx?taxonid=2606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dera Rhombea">
            <text:p>Hedera Rhombe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gentry/text/trop.asia/CHIBA.TXT">
            <text:p>http://www.mobot.org/mobot/gentry/text/trop.asia/CHIBA.T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dera helix">
            <text:p>Hedera helix</text:p>
          </table:table-cell>
          <table:table-cell office:value-type="string" office:string-value="https://floraveg.eu/taxon/overview/Hedera%20helix">
            <text:p>https://floraveg.eu/taxon/overview/Hedera%20helix</text:p>
          </table:table-cell>
          <table:table-cell office:value-type="string" office:string-value="https://www.missouribotanicalgarden.org/PlantFinder/PlantFinderDetails.aspx?taxonid=276595">
            <text:p>https://www.missouribotanicalgarden.org/PlantFinder/PlantFinderDetails.aspx?taxonid=276595</text:p>
          </table:table-cell>
          <table:table-cell office:value-type="string" office:string-value="https://www.floraweb.de/php/taxonomie.php?taxon-id=2760">
            <text:p>https://www.floraweb.de/php/taxonomie.php?taxon-id=2760</text:p>
          </table:table-cell>
          <table:table-cell office:value-type="string" office:string-value="https://www.infoflora.ch/en/flora/hedera-helix.html">
            <text:p>https://www.infoflora.ch/en/flora/hedera-helix.html</text:p>
          </table:table-cell>
          <table:table-cell office:value-type="string" office:string-value="https://pfaf.org/user/Plant.aspx?LatinName=Hedera+helix">
            <text:p>https://pfaf.org/user/Plant.aspx?LatinName=Hedera+helix</text:p>
          </table:table-cell>
          <table:table-cell office:value-type="string">
            <text:p/>
          </table:table-cell>
        </table:table-row>
        <table:table-row>
          <table:table-cell office:value-type="string" office:string-value="Ipomoea">
            <text:p>Ipomoe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kempercode=a587">
            <text:p>https://www.missouribotanicalgarden.org/PlantFinder/PlantFinderDetails.aspx?kempercode=a5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Jatropha integerrima">
            <text:p>Jatropha integerrim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1/2001-08-10d.html">
            <text:p>http://www.mobot.org/mobot/bloom/2001/2001-08-10d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Kopsia">
            <text:p>Kopsia</text:p>
          </table:table-cell>
          <table:table-cell office:value-type="string">
            <text:p/>
          </table:table-cell>
          <table:table-cell office:value-type="string" office:string-value="https://www.mobot.org/mobot/research/apweb/genera/orobanchaceaegen.html">
            <text:p>https://www.mobot.org/mobot/research/apweb/genera/orobanchaceaegen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urus nobilis">
            <text:p>Laurus nobilis</text:p>
          </table:table-cell>
          <table:table-cell office:value-type="string" office:string-value="https://floraveg.eu/taxon/overview/Laurus%20nobilis">
            <text:p>https://floraveg.eu/taxon/overview/Laurus%20nobilis</text:p>
          </table:table-cell>
          <table:table-cell office:value-type="string" office:string-value="https://www.missouribotanicalgarden.org/PlantFinder/PlantFinderDetails.aspx?kempercode=d418">
            <text:p>https://www.missouribotanicalgarden.org/PlantFinder/PlantFinderDetails.aspx?kempercode=d418</text:p>
          </table:table-cell>
          <table:table-cell office:value-type="string" office:string-value="https://www.floraweb.de/php/taxonomie.php?taxon-id=3321">
            <text:p>https://www.floraweb.de/php/taxonomie.php?taxon-id=3321</text:p>
          </table:table-cell>
          <table:table-cell office:value-type="string" office:string-value="https://www.infoflora.ch/en/flora/laurus-nobilis.html">
            <text:p>https://www.infoflora.ch/en/flora/laurus-nobilis.html</text:p>
          </table:table-cell>
          <table:table-cell office:value-type="string" office:string-value="https://pfaf.org/user/Plant.aspx?LatinName=Laurus+nobilis">
            <text:p>https://pfaf.org/user/Plant.aspx?LatinName=Laurus+nobilis</text:p>
          </table:table-cell>
          <table:table-cell office:value-type="string">
            <text:p/>
          </table:table-cell>
        </table:table-row>
        <table:table-row>
          <table:table-cell office:value-type="string" office:string-value="Illicium anisatum">
            <text:p>Illicium anisatum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latindict/keyDetail.aspx?keyWord=anisatus">
            <text:p>http://www.mobot.org/mobot/latindict/keyDetail.aspx?keyWord=anisa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Illicium+anisatum">
            <text:p>https://pfaf.org/user/Plant.aspx?LatinName=Illicium+anisatum</text:p>
          </table:table-cell>
          <table:table-cell office:value-type="string">
            <text:p/>
          </table:table-cell>
        </table:table-row>
        <table:table-row>
          <table:table-cell office:value-type="string" office:string-value="Lycoris radiata">
            <text:p>Lycoris radiat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535">
            <text:p>https://www.missouribotanicalgarden.org/PlantFinder/PlantFinderDetails.aspx?kempercode=c5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Lycoris+radiata">
            <text:p>https://pfaf.org/user/Plant.aspx?LatinName=Lycoris+radiata</text:p>
          </table:table-cell>
          <table:table-cell office:value-type="string">
            <text:p/>
          </table:table-cell>
        </table:table-row>
        <table:table-row>
          <table:table-cell office:value-type="string" office:string-value="Monarda didyma">
            <text:p>Monarda didyma</text:p>
          </table:table-cell>
          <table:table-cell office:value-type="string" office:string-value="https://floraveg.eu/taxon/overview/Monarda%20didyma">
            <text:p>https://floraveg.eu/taxon/overview/Monarda%20didyma</text:p>
          </table:table-cell>
          <table:table-cell office:value-type="string" office:string-value="https://www.missouribotanicalgarden.org/PlantFinder/PlantFinderDetails.aspx?kempercode=q250">
            <text:p>https://www.missouribotanicalgarden.org/PlantFinder/PlantFinderDetails.aspx?kempercode=q250</text:p>
          </table:table-cell>
          <table:table-cell office:value-type="string" office:string-value="https://www.floraweb.de/php/taxonomie.php?taxon-id=27323">
            <text:p>https://www.floraweb.de/php/taxonomie.php?taxon-id=27323</text:p>
          </table:table-cell>
          <table:table-cell office:value-type="string">
            <text:p/>
          </table:table-cell>
          <table:table-cell office:value-type="string" office:string-value="https://pfaf.org/user/Plant.aspx?LatinName=Monarda+didyma">
            <text:p>https://pfaf.org/user/Plant.aspx?LatinName=Monarda+didyma</text:p>
          </table:table-cell>
          <table:table-cell office:value-type="string">
            <text:p/>
          </table:table-cell>
        </table:table-row>
        <table:table-row>
          <table:table-cell office:value-type="string" office:string-value="Nuphar lutea">
            <text:p>Nuphar lutea</text:p>
          </table:table-cell>
          <table:table-cell office:value-type="string" office:string-value="https://floraveg.eu/taxon/overview/Nuphar%20lutea">
            <text:p>https://floraveg.eu/taxon/overview/Nuphar%20lutea</text:p>
          </table:table-cell>
          <table:table-cell office:value-type="string" office:string-value="http://www.missouribotanicalgarden.org/plantfinder/PlantFinderDetails.aspx?taxonid=282915">
            <text:p>http://www.missouribotanicalgarden.org/plantfinder/PlantFinderDetails.aspx?taxonid=282915</text:p>
          </table:table-cell>
          <table:table-cell office:value-type="string" office:string-value="https://www.floraweb.de/php/taxonomie.php?taxon-id=3857">
            <text:p>https://www.floraweb.de/php/taxonomie.php?taxon-id=3857</text:p>
          </table:table-cell>
          <table:table-cell office:value-type="string" office:string-value="https://www.infoflora.ch/en/flora/nuphar-lutea.html">
            <text:p>https://www.infoflora.ch/en/flora/nuphar-lutea.html</text:p>
          </table:table-cell>
          <table:table-cell office:value-type="string" office:string-value="https://pfaf.org/user/Plant.aspx?LatinName=Nuphar+lutea">
            <text:p>https://pfaf.org/user/Plant.aspx?LatinName=Nuphar+lutea</text:p>
          </table:table-cell>
          <table:table-cell office:value-type="string">
            <text:p/>
          </table:table-cell>
        </table:table-row>
        <table:table-row>
          <table:table-cell office:value-type="string" office:string-value="Pachystachys">
            <text:p>Pachystachys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taxonid=275296">
            <text:p>http://www.missouribotanicalgarden.org/PlantFinder/PlantFinderDetails.aspx?taxonid=2752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Ilex aquifolium">
            <text:p>Ilex aquifolium</text:p>
          </table:table-cell>
          <table:table-cell office:value-type="string" office:string-value="https://floraveg.eu/taxon/overview/Ilex%20aquifolium">
            <text:p>https://floraveg.eu/taxon/overview/Ilex%20aquifolium</text:p>
          </table:table-cell>
          <table:table-cell office:value-type="string" office:string-value="http://www.missouribotanicalgarden.org/PlantFinder/PlantFinderDetails.aspx?kempercode=c208">
            <text:p>http://www.missouribotanicalgarden.org/PlantFinder/PlantFinderDetails.aspx?kempercode=c208</text:p>
          </table:table-cell>
          <table:table-cell office:value-type="string" office:string-value="https://www.floraweb.de/php/taxonomie.php?taxon-id=3060">
            <text:p>https://www.floraweb.de/php/taxonomie.php?taxon-id=3060</text:p>
          </table:table-cell>
          <table:table-cell office:value-type="string" office:string-value="https://www.infoflora.ch/en/flora/ilex-aquifolium.html">
            <text:p>https://www.infoflora.ch/en/flora/ilex-aquifolium.html</text:p>
          </table:table-cell>
          <table:table-cell office:value-type="string" office:string-value="https://pfaf.org/user/Plant.aspx?LatinName=Ilex+aquifolium">
            <text:p>https://pfaf.org/user/Plant.aspx?LatinName=Ilex+aquifolium</text:p>
          </table:table-cell>
          <table:table-cell office:value-type="string">
            <text:p/>
          </table:table-cell>
        </table:table-row>
        <table:table-row>
          <table:table-cell office:value-type="string" office:string-value="Oxalis triangularis">
            <text:p>Oxalis triangular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91690&amp;isprofile=0&amp;basic=Oxalis%20triangularis">
            <text:p>https://www.missouribotanicalgarden.org/PlantFinder/PlantFinderDetails.aspx?taxonid=291690&amp;isprofile=0&amp;basic=Oxalis%20triangular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 office:string-value="https://pfaf.org/user/Plant.aspx?LatinName=Oxalis+triangularis">
            <text:p>https://pfaf.org/user/Plant.aspx?LatinName=Oxalis+triangularis</text:p>
          </table:table-cell>
          <table:table-cell office:value-type="string">
            <text:p/>
          </table:table-cell>
        </table:table-row>
        <table:table-row>
          <table:table-cell office:value-type="string" office:string-value="Parthenocissus quinquefolia">
            <text:p>Parthenocissus quinquefolia</text:p>
          </table:table-cell>
          <table:table-cell office:value-type="string" office:string-value="https://floraveg.eu/taxon/overview/Parthenocissus%20quinquefolia">
            <text:p>https://floraveg.eu/taxon/overview/Parthenocissus%20quinquefolia</text:p>
          </table:table-cell>
          <table:table-cell office:value-type="string" office:string-value="https://www.missouribotanicalgarden.org/PlantFinder/PlantFinderDetails.aspx?taxonid=287536&amp;isprofile=0&amp;basic=Parthenocissus%20quinquefolia">
            <text:p>https://www.missouribotanicalgarden.org/PlantFinder/PlantFinderDetails.aspx?taxonid=287536&amp;isprofile=0&amp;basic=Parthenocissus%20quinquefolia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https://www.infoflora.ch/en/flora/parthenocissus-quinquefolia.html">
            <text:p>https://www.infoflora.ch/en/flora/parthenocissus-quinquefolia.html</text:p>
          </table:table-cell>
          <table:table-cell office:value-type="string" office:string-value="https://pfaf.org/user/Plant.aspx?LatinName=Parthenocissus+quinquefolia">
            <text:p>https://pfaf.org/user/Plant.aspx?LatinName=Parthenocissus+quinquefolia</text:p>
          </table:table-cell>
          <table:table-cell office:value-type="string">
            <text:p/>
          </table:table-cell>
        </table:table-row>
        <table:table-row>
          <table:table-cell office:value-type="string" office:string-value="Parthenocissus Vitacea">
            <text:p>Parthenocissus Vitace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l490">
            <text:p>https://www.missouribotanicalgarden.org/PlantFinder/PlantFinderDetails.aspx?kempercode=l490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etrea volubilis">
            <text:p>Petrea volubil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450&amp;isprofile=0&amp;basic=Petrea%20volubilis">
            <text:p>https://www.missouribotanicalgarden.org/PlantFinder/PlantFinderDetails.aspx?taxonid=287450&amp;isprofile=0&amp;basic=Petrea%20volubi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Nidularium">
            <text:p>Nidularium</text:p>
          </table:table-cell>
          <table:table-cell office:value-type="string">
            <text:p/>
          </table:table-cell>
          <table:table-cell office:value-type="string" office:string-value="https://www.mobot.org/mobot/research/apweb/genera/bromeliaceaegen.html">
            <text:p>https://www.mobot.org/mobot/research/apweb/genera/bromeliaceaegen.htm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onvolvulus">
            <text:p>Convolvulu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9298&amp;isprofile=0&amp;basic=Convolvulus">
            <text:p>https://www.missouribotanicalgarden.org/PlantFinder/PlantFinderDetails.aspx?taxonid=279298&amp;isprofile=0&amp;basic=Convolvu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otoneaster Horizontalis">
            <text:p>Cotoneaster Horizontalis</text:p>
          </table:table-cell>
          <table:table-cell office:value-type="string" office:string-value="https://floraveg.eu/taxon/overview/Cotoneaster%20horizontalis">
            <text:p>https://floraveg.eu/taxon/overview/Cotoneaster%20horizontalis</text:p>
          </table:table-cell>
          <table:table-cell office:value-type="string" office:string-value="https://www.missouribotanicalgarden.org/PlantFinder/PlantFinderDetails.aspx?taxonid=286505">
            <text:p>https://www.missouribotanicalgarden.org/PlantFinder/PlantFinderDetails.aspx?taxonid=286505</text:p>
          </table:table-cell>
          <table:table-cell office:value-type="string" office:string-value="https://www.floraweb.de/php/taxonomie.php?taxon-id=1682">
            <text:p>https://www.floraweb.de/php/taxonomie.php?taxon-id=1682</text:p>
          </table:table-cell>
          <table:table-cell office:value-type="string" office:string-value="https://www.infoflora.ch/en/flora/cotoneaster-horizontalis.html">
            <text:p>https://www.infoflora.ch/en/flora/cotoneaster-horizontalis.htm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Craspedia">
            <text:p>Craspedia</text:p>
          </table:table-cell>
          <table:table-cell office:value-type="string">
            <text:p/>
          </table:table-cell>
          <table:table-cell office:value-type="string" office:string-value="http://www.missouribotanicalgarden.org/PlantFinder/PlantFinderDetails.aspx?kempercode=d278">
            <text:p>http://www.missouribotanicalgarden.org/PlantFinder/PlantFinderDetails.aspx?kempercode=d2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Echinopsis Oxygona">
            <text:p>Echinopsis Oxygona</text:p>
          </table:table-cell>
          <table:table-cell office:value-type="string" office:string-value="https://floraveg.eu/taxon/overview/Echinopsis%20oxygona">
            <text:p>https://floraveg.eu/taxon/overview/Echinopsis%20oxygo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imonium Arboreum">
            <text:p>Limonium Arboreum</text:p>
          </table:table-cell>
          <table:table-cell office:value-type="string" office:string-value="https://floraveg.eu/taxon/overview/Limonium%20arboreum">
            <text:p>https://floraveg.eu/taxon/overview/Limonium%20arboreum</text:p>
          </table:table-cell>
          <table:table-cell office:value-type="string" office:string-value="http://www.missouribotanicalgarden.org/Portals/0/Gardening/Gardening%20Help/Factsheets/All%20Plant%20Finder%20Plants.pdf">
            <text:p>http://www.missouribotanicalgarden.org/Portals/0/Gardening/Gardening%20Help/Factsheets/All%20Plant%20Finder%20Plants.pdf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 office:string-value="Lobelia Cardinalis">
            <text:p>Lobelia Cardinalis</text:p>
          </table:table-cell>
          <table:table-cell office:value-type="string" office:string-value="https://floraveg.eu/taxon/overview/Lobelia%20cardinalis">
            <text:p>https://floraveg.eu/taxon/overview/Lobelia%20cardinalis</text:p>
          </table:table-cell>
          <table:table-cell office:value-type="string" office:string-value="https://www.missouribotanicalgarden.org/plantfinder/PlantFinderDetails.aspx?taxonid=278870">
            <text:p>https://www.missouribotanicalgarden.org/plantfinder/PlantFinderDetails.aspx?taxonid=278870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Lobelia+cardinalis">
            <text:p>https://pfaf.org/user/Plant.aspx?LatinName=Lobelia+cardinalis</text:p>
          </table:table-cell>
          <table:table-cell office:value-type="string">
            <text:p/>
          </table:table-cell>
        </table:table-row>
        <table:table-row>
          <table:table-cell office:value-type="string" office:string-value="Scaevola Aemula">
            <text:p>Scaevola Aemul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91574">
            <text:p>https://www.missouribotanicalgarden.org/PlantFinder/PlantFinderDetails.aspx?taxonid=29157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www.greeninfo.ru/grassy/scaevola_aemula.html">
            <text:p>https://www.greeninfo.ru/grassy/scaevola_aemula.html</text:p>
          </table:table-cell>
        </table:table-row>
        <table:table-row>
          <table:table-cell office:value-type="string" office:string-value="Vaccinium Myrtillus">
            <text:p>Vaccinium Myrtillus</text:p>
          </table:table-cell>
          <table:table-cell office:value-type="string" office:string-value="https://floraveg.eu/taxon/overview/Vaccinium%20myrtillus">
            <text:p>https://floraveg.eu/taxon/overview/Vaccinium%20myrtillus</text:p>
          </table:table-cell>
          <table:table-cell office:value-type="string" office:string-value="https://www.missouribotanicalgarden.org/PlantFinder/PlantFinderDetails.aspx?taxonid=279992">
            <text:p>https://www.missouribotanicalgarden.org/PlantFinder/PlantFinderDetails.aspx?taxonid=279992</text:p>
          </table:table-cell>
          <table:table-cell office:value-type="string" office:string-value="https://www.floraweb.de/php/taxonomie.php?taxon-id=6160">
            <text:p>https://www.floraweb.de/php/taxonomie.php?taxon-id=6160</text:p>
          </table:table-cell>
          <table:table-cell office:value-type="string" office:string-value="https://www.infoflora.ch/en/flora/vaccinium-myrtillus.html">
            <text:p>https://www.infoflora.ch/en/flora/vaccinium-myrtillus.html</text:p>
          </table:table-cell>
          <table:table-cell office:value-type="string" office:string-value="https://pfaf.org/user/Plant.aspx?LatinName=Vaccinium+myrtillus">
            <text:p>https://pfaf.org/user/Plant.aspx?LatinName=Vaccinium+myrtillu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rctotheca calendula">
            <text:p>Arctotheca calendula</text:p>
          </table:table-cell>
          <table:table-cell office:value-type="string" office:string-value="https://floraveg.eu/taxon/overview/Arctotheca%20calendula">
            <text:p>https://floraveg.eu/taxon/overview/Arctotheca%20calendula</text:p>
          </table:table-cell>
          <table:table-cell office:value-type="string" office:string-value="http://www.mobot.org/mobot/bloom/1999/030599d.html">
            <text:p>http://www.mobot.org/mobot/bloom/1999/030599d.html</text:p>
          </table:table-cell>
          <table:table-cell office:value-type="string" office:string-value="https://www.floraweb.de/php/taxonomie.php?taxon-id=30295">
            <text:p>https://www.floraweb.de/php/taxonomie.php?taxon-id=302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Lampranthus aureus">
            <text:p>Lampranthus aureus</text:p>
          </table:table-cell>
          <table:table-cell office:value-type="string" office:string-value="no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Heracleum">
            <text:p>Heracleum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75991&amp;isprofile=0&amp;basic=Heracleum">
            <text:p>https://www.missouribotanicalgarden.org/PlantFinder/PlantFinderDetails.aspx?taxonid=275991&amp;isprofile=0&amp;basic=Heracle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Angelica sylvestris">
            <text:p>Angelica sylvestris</text:p>
          </table:table-cell>
          <table:table-cell office:value-type="string" office:string-value="https://floraveg.eu/taxon/overview/Angelica%20sylvestris">
            <text:p>https://floraveg.eu/taxon/overview/Angelica%20sylvestris</text:p>
          </table:table-cell>
          <table:table-cell office:value-type="string" office:string-value="http://www.mobot.org/mobot/bloom/2000/2000-08-18d.html">
            <text:p>http://www.mobot.org/mobot/bloom/2000/2000-08-18d.html</text:p>
          </table:table-cell>
          <table:table-cell office:value-type="string" office:string-value="https://www.floraweb.de/php/taxonomie.php?taxon-id=445">
            <text:p>https://www.floraweb.de/php/taxonomie.php?taxon-id=445</text:p>
          </table:table-cell>
          <table:table-cell office:value-type="string" office:string-value="https://www.infoflora.ch/en/flora/angelica-sylvestris.html">
            <text:p>https://www.infoflora.ch/en/flora/angelica-sylvestris.html</text:p>
          </table:table-cell>
          <table:table-cell office:value-type="string" office:string-value="https://pfaf.org/user/Plant.aspx?LatinName=Angelica+sylvestris">
            <text:p>https://pfaf.org/user/Plant.aspx?LatinName=Angelica+sylvestris</text:p>
          </table:table-cell>
          <table:table-cell office:value-type="string">
            <text:p/>
          </table:table-cell>
        </table:table-row>
        <table:table-row>
          <table:table-cell office:value-type="string" office:string-value="Amaryllis">
            <text:p>Amaryllis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55828&amp;isprofile=0&amp;hf=1">
            <text:p>https://www.missouribotanicalgarden.org/PlantFinder/PlantFinderDetails.aspx?taxonid=255828&amp;isprofile=0&amp;hf=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 office:string-value="Photinia">
            <text:p>Photinia</text:p>
          </table:table-cell>
          <table:table-cell office:value-type="string">
            <text:p/>
          </table:table-cell>
          <table:table-cell office:value-type="string" office:string-value="https://www.missouribotanicalgarden.org/PlantFinder/PlantFinderDetails.aspx?taxonid=286660">
            <text:p>https://www.missouribotanicalgarden.org/PlantFinder/PlantFinderDetails.aspx?taxonid=2866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http://pypi.python.org/pypi/ezodf/0.1.0$Python3.13.9 (tags/v3.13.9:8183fa5, Oct 14 2025, 14:09:13) [MSC v.1944 64 bit (AMD64)]</meta:generator>
    <dc:date>2025-10-27T11:55:00.662694</dc:date>
    <meta:editing-duration>PT1H34M22S</meta:editing-duration>
    <meta:editing-cycles>9</meta:editing-cycles>
    <meta:document-statistic meta:table-count="1" meta:cell-count="2373" meta:object-count="0"/>
  </office:meta>
</office:document-meta>
</file>